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, Helvetica, Verdana, sans-serif"/>
    <style:font-face style:name="Arial1" svg:font-family="Arial, Helvetica, sans-serif"/>
    <style:font-face style:name="OpenSymbol" svg:font-family="OpenSymbol"/>
    <style:font-face style:name="arial" svg:font-family="arial, sans-serif"/>
    <style:font-face style:name="ff2" svg:font-family="ff2, 'Times New Roman', Times, serif"/>
    <style:font-face style:name="Times-Roman" svg:font-family="Times-Roman" style:font-family-generic="roman"/>
    <style:font-face style:name="Courier" svg:font-family="Courier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C" style:family="table-column">
      <style:table-column-properties style:column-width="3.401cm" style:rel-column-width="13108*"/>
    </style:style>
    <style:style style:name="Tabela3.E" style:family="table-column">
      <style:table-column-properties style:column-width="3.399cm" style:rel-column-width="13106*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E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4cm" style:rel-column-width="1440*"/>
    </style:style>
    <style:style style:name="Tabela4.B" style:family="table-column">
      <style:table-column-properties style:column-width="9.185cm" style:rel-column-width="5207*"/>
    </style:style>
    <style:style style:name="Tabela4.C" style:family="table-column">
      <style:table-column-properties style:column-width="5.276cm" style:rel-column-width="2991*"/>
    </style:style>
    <style:style style:name="Tabe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C1" style:family="table-cell">
      <style:table-cell-properties fo:background-color="#c0c0c0" fo:padding="0.097cm" fo:border="0.002cm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02cm solid #000000" fo:border-right="none" fo:border-top="none" fo:border-bottom="0.002cm solid #000000" style:writing-mode="tb-rl"/>
    </style:style>
    <style:style style:name="Tabela4.B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C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paragraph-properties fo:line-height="150%" fo:text-align="justify" style:justify-single-word="false"/>
      <style:text-properties style:font-name="Arial"/>
    </style:style>
    <style:style style:name="P9" style:family="paragraph" style:parent-style-name="Table_20_Contents" style:list-style-name="L55">
      <style:paragraph-properties fo:line-height="150%" fo:text-align="justify" style:justify-single-word="false"/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/>
    </style:style>
    <style:style style:name="P13" style:family="paragraph" style:parent-style-name="Table_20_Contents">
      <style:paragraph-properties fo:margin-top="0cm" fo:margin-bottom="0.282cm" fo:line-height="107%" fo:text-align="center" style:justify-single-word="false" fo:hyphenation-ladder-count="no-limit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P14" style:family="paragraph" style:parent-style-name="Table_20_Contents">
      <style:paragraph-properties fo:margin-top="0cm" fo:margin-bottom="0.282cm" fo:line-height="107%"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15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106">
      <style:paragraph-properties fo:line-height="107%" fo:text-align="justify" style:justify-single-word="false" fo:hyphenation-ladder-count="no-limit"/>
      <style:text-properties fo:hyphenate="false" fo:hyphenation-remain-char-count="0" fo:hyphenation-push-char-count="0"/>
    </style:style>
    <style:style style:name="P18" style:family="paragraph" style:parent-style-name="Text_20_body" style:list-style-name="L27">
      <style:paragraph-properties fo:margin-left="1.27cm" fo:margin-right="0cm" fo:text-align="justify" style:justify-single-word="false" fo:text-indent="-0.635cm" style:auto-text-indent="false"/>
      <style:text-properties style:font-name="Arial"/>
    </style:style>
    <style:style style:name="P19" style:family="paragraph" style:parent-style-name="Text_20_body" style:list-style-name="L29">
      <style:paragraph-properties fo:margin-left="1.27cm" fo:margin-right="0cm" fo:text-align="justify" style:justify-single-word="false" fo:text-indent="-0.635cm" style:auto-text-indent="false"/>
      <style:text-properties style:font-name="Arial"/>
    </style:style>
    <style:style style:name="P20" style:family="paragraph" style:parent-style-name="Text_20_body" style:list-style-name="L31">
      <style:paragraph-properties fo:margin-left="1.27cm" fo:margin-right="0cm" fo:text-align="justify" style:justify-single-word="false" fo:text-indent="-0.635cm" style:auto-text-indent="false"/>
      <style:text-properties style:font-name="Arial"/>
    </style:style>
    <style:style style:name="P21" style:family="paragraph" style:parent-style-name="Text_20_body" style:list-style-name="L106">
      <style:paragraph-properties fo:margin-left="1.27cm" fo:margin-right="0cm" fo:line-height="107%" fo:text-align="justify" style:justify-single-word="false" fo:hyphenation-ladder-count="no-limit" fo:text-indent="-0.635cm" style:auto-text-indent="false"/>
      <style:text-properties fo:hyphenate="false" fo:hyphenation-remain-char-count="0" fo:hyphenation-push-char-count="0"/>
    </style:style>
    <style:style style:name="P22" style:family="paragraph" style:list-style-name="L27">
      <style:paragraph-properties fo:margin-left="1.27cm" fo:margin-right="0cm" fo:text-align="justify" style:justify-single-word="false" fo:text-indent="-0.635cm" style:auto-text-indent="false"/>
      <style:text-properties style:font-name="Arial"/>
    </style:style>
    <style:style style:name="P23" style:family="paragraph" style:list-style-name="L29">
      <style:paragraph-properties fo:margin-left="1.27cm" fo:margin-right="0cm" fo:text-align="justify" style:justify-single-word="false" fo:text-indent="-0.635cm" style:auto-text-indent="false"/>
      <style:text-properties style:font-name="Arial"/>
    </style:style>
    <style:style style:name="P24" style:family="paragraph" style:list-style-name="L31">
      <style:paragraph-properties fo:margin-left="1.27cm" fo:margin-right="0cm" fo:text-align="justify" style:justify-single-word="false" fo:text-indent="-0.635cm" style:auto-text-indent="false"/>
      <style:text-properties style:font-name="Arial"/>
    </style:style>
    <style:style style:name="P25" style:family="paragraph" style:list-style-name="L31">
      <style:paragraph-properties fo:text-align="justify" style:justify-single-word="false"/>
      <style:text-properties style:font-name="Arial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9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6pt" style:font-size-asian="16pt" style:font-size-complex="16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Arial" fo:font-size="20pt" style:font-size-asian="20pt" style:font-size-complex="20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36" style:family="paragraph" style:parent-style-name="Standard" style:list-style-name="L75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/>
    </style:style>
    <style:style style:name="P44" style:family="paragraph" style:parent-style-name="Standard" style:list-style-name="L6">
      <style:paragraph-properties fo:text-align="justify" style:justify-single-word="false"/>
      <style:text-properties style:font-name="Arial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Arial"/>
    </style:style>
    <style:style style:name="P46" style:family="paragraph" style:parent-style-name="Standard" style:list-style-name="L7">
      <style:paragraph-properties fo:text-align="justify" style:justify-single-word="false"/>
      <style:text-properties style:font-name="Arial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48" style:family="paragraph" style:parent-style-name="Standard" style:list-style-name="L12">
      <style:paragraph-properties fo:text-align="justify" style:justify-single-word="false"/>
      <style:text-properties style:font-name="Arial"/>
    </style:style>
    <style:style style:name="P49" style:family="paragraph" style:parent-style-name="Standard" style:list-style-name="L13">
      <style:paragraph-properties fo:text-align="justify" style:justify-single-word="false"/>
      <style:text-properties style:font-name="Arial"/>
    </style:style>
    <style:style style:name="P50" style:family="paragraph" style:parent-style-name="Standard" style:list-style-name="L14">
      <style:paragraph-properties fo:text-align="justify" style:justify-single-word="false"/>
      <style:text-properties style:font-name="Arial"/>
    </style:style>
    <style:style style:name="P51" style:family="paragraph" style:parent-style-name="Standard" style:list-style-name="L15">
      <style:paragraph-properties fo:text-align="justify" style:justify-single-word="false"/>
      <style:text-properties style:font-name="Arial"/>
    </style:style>
    <style:style style:name="P52" style:family="paragraph" style:parent-style-name="Standard" style:list-style-name="L16">
      <style:paragraph-properties fo:text-align="justify" style:justify-single-word="false"/>
      <style:text-properties style:font-name="Arial"/>
    </style:style>
    <style:style style:name="P53" style:family="paragraph" style:parent-style-name="Standard" style:list-style-name="L17">
      <style:paragraph-properties fo:text-align="justify" style:justify-single-word="false"/>
      <style:text-properties style:font-name="Arial"/>
    </style:style>
    <style:style style:name="P54" style:family="paragraph" style:parent-style-name="Standard" style:list-style-name="L18">
      <style:paragraph-properties fo:text-align="justify" style:justify-single-word="false"/>
      <style:text-properties style:font-name="Arial"/>
    </style:style>
    <style:style style:name="P55" style:family="paragraph" style:parent-style-name="Standard" style:list-style-name="L19">
      <style:paragraph-properties fo:text-align="justify" style:justify-single-word="false"/>
      <style:text-properties style:font-name="Arial"/>
    </style:style>
    <style:style style:name="P56" style:family="paragraph" style:parent-style-name="Standard" style:list-style-name="L20">
      <style:paragraph-properties fo:text-align="justify" style:justify-single-word="false"/>
      <style:text-properties style:font-name="Arial"/>
    </style:style>
    <style:style style:name="P57" style:family="paragraph" style:parent-style-name="Standard" style:list-style-name="L21">
      <style:paragraph-properties fo:text-align="justify" style:justify-single-word="false"/>
      <style:text-properties style:font-name="Arial"/>
    </style:style>
    <style:style style:name="P58" style:family="paragraph" style:parent-style-name="Standard" style:list-style-name="L22">
      <style:paragraph-properties fo:text-align="justify" style:justify-single-word="false"/>
      <style:text-properties style:font-name="Arial"/>
    </style:style>
    <style:style style:name="P59" style:family="paragraph" style:parent-style-name="Standard" style:list-style-name="L23">
      <style:paragraph-properties fo:text-align="justify" style:justify-single-word="false"/>
      <style:text-properties style:font-name="Arial"/>
    </style:style>
    <style:style style:name="P60" style:family="paragraph" style:parent-style-name="Standard" style:list-style-name="L24">
      <style:paragraph-properties fo:text-align="justify" style:justify-single-word="false"/>
      <style:text-properties style:font-name="Arial"/>
    </style:style>
    <style:style style:name="P61" style:family="paragraph" style:parent-style-name="Standard" style:list-style-name="L25">
      <style:paragraph-properties fo:text-align="justify" style:justify-single-word="false"/>
      <style:text-properties style:font-name="Arial"/>
    </style:style>
    <style:style style:name="P62" style:family="paragraph" style:parent-style-name="Standard" style:list-style-name="L75">
      <style:paragraph-properties fo:text-align="justify" style:justify-single-word="false"/>
      <style:text-properties style:font-name="Arial"/>
    </style:style>
    <style:style style:name="P63" style:family="paragraph" style:parent-style-name="Standard" style:list-style-name="L76">
      <style:paragraph-properties fo:text-align="justify" style:justify-single-word="false"/>
      <style:text-properties style:font-name="Arial"/>
    </style:style>
    <style:style style:name="P64" style:family="paragraph" style:parent-style-name="Standard" style:list-style-name="L70">
      <style:paragraph-properties fo:text-align="justify" style:justify-single-word="false"/>
      <style:text-properties style:font-name="Arial"/>
    </style:style>
    <style:style style:name="P65" style:family="paragraph" style:parent-style-name="Standard" style:list-style-name="L71">
      <style:paragraph-properties fo:text-align="justify" style:justify-single-word="false"/>
      <style:text-properties style:font-name="Arial"/>
    </style:style>
    <style:style style:name="P66" style:family="paragraph" style:parent-style-name="Standard" style:list-style-name="L72">
      <style:paragraph-properties fo:text-align="justify" style:justify-single-word="false"/>
      <style:text-properties style:font-name="Arial"/>
    </style:style>
    <style:style style:name="P67" style:family="paragraph" style:parent-style-name="Standard" style:list-style-name="L73">
      <style:paragraph-properties fo:text-align="justify" style:justify-single-word="false"/>
      <style:text-properties style:font-name="Arial"/>
    </style:style>
    <style:style style:name="P68" style:family="paragraph" style:parent-style-name="Standard" style:list-style-name="L66">
      <style:paragraph-properties fo:text-align="justify" style:justify-single-word="false"/>
      <style:text-properties style:font-name="Arial"/>
    </style:style>
    <style:style style:name="P69" style:family="paragraph" style:parent-style-name="Standard" style:list-style-name="L67">
      <style:paragraph-properties fo:text-align="justify" style:justify-single-word="false"/>
      <style:text-properties style:font-name="Arial"/>
    </style:style>
    <style:style style:name="P70" style:family="paragraph" style:parent-style-name="Standard" style:list-style-name="L68">
      <style:paragraph-properties fo:text-align="justify" style:justify-single-word="false"/>
      <style:text-properties style:font-name="Arial"/>
    </style:style>
    <style:style style:name="P71" style:family="paragraph" style:parent-style-name="Standard" style:list-style-name="L62">
      <style:paragraph-properties fo:text-align="justify" style:justify-single-word="false"/>
      <style:text-properties style:font-name="Arial"/>
    </style:style>
    <style:style style:name="P72" style:family="paragraph" style:parent-style-name="Standard" style:list-style-name="L63">
      <style:paragraph-properties fo:text-align="justify" style:justify-single-word="false"/>
      <style:text-properties style:font-name="Arial"/>
    </style:style>
    <style:style style:name="P73" style:family="paragraph" style:parent-style-name="Standard" style:list-style-name="L65">
      <style:paragraph-properties fo:text-align="justify" style:justify-single-word="false"/>
      <style:text-properties style:font-name="Arial"/>
    </style:style>
    <style:style style:name="P74" style:family="paragraph" style:parent-style-name="Standard" style:list-style-name="L64">
      <style:paragraph-properties fo:text-align="justify" style:justify-single-word="false"/>
      <style:text-properties style:font-name="Arial"/>
    </style:style>
    <style:style style:name="P75" style:family="paragraph" style:parent-style-name="Standard" style:list-style-name="L60">
      <style:paragraph-properties fo:text-align="justify" style:justify-single-word="false"/>
      <style:text-properties style:font-name="Arial"/>
    </style:style>
    <style:style style:name="P76" style:family="paragraph" style:parent-style-name="Standard" style:list-style-name="L59">
      <style:paragraph-properties fo:text-align="justify" style:justify-single-word="false"/>
      <style:text-properties style:font-name="Arial"/>
    </style:style>
    <style:style style:name="P77" style:family="paragraph" style:parent-style-name="Standard" style:list-style-name="L61">
      <style:paragraph-properties fo:text-align="justify" style:justify-single-word="false"/>
      <style:text-properties style:font-name="Arial"/>
    </style:style>
    <style:style style:name="P78" style:family="paragraph" style:parent-style-name="Standard" style:list-style-name="L56">
      <style:paragraph-properties fo:text-align="justify" style:justify-single-word="false"/>
      <style:text-properties style:font-name="Arial"/>
    </style:style>
    <style:style style:name="P79" style:family="paragraph" style:parent-style-name="Standard" style:list-style-name="L57">
      <style:paragraph-properties fo:text-align="justify" style:justify-single-word="false"/>
      <style:text-properties style:font-name="Arial"/>
    </style:style>
    <style:style style:name="P80" style:family="paragraph" style:parent-style-name="Standard" style:list-style-name="L54">
      <style:paragraph-properties fo:text-align="justify" style:justify-single-word="false"/>
      <style:text-properties style:font-name="Arial"/>
    </style:style>
    <style:style style:name="P81" style:family="paragraph" style:parent-style-name="Standard" style:list-style-name="L78">
      <style:paragraph-properties fo:text-align="justify" style:justify-single-word="false"/>
      <style:text-properties style:font-name="Arial"/>
    </style:style>
    <style:style style:name="P82" style:family="paragraph" style:parent-style-name="Standard" style:list-style-name="L80">
      <style:paragraph-properties fo:text-align="justify" style:justify-single-word="false"/>
      <style:text-properties style:font-name="Arial"/>
    </style:style>
    <style:style style:name="P83" style:family="paragraph" style:parent-style-name="Standard" style:list-style-name="L51">
      <style:paragraph-properties fo:text-align="justify" style:justify-single-word="false"/>
      <style:text-properties style:font-name="Arial"/>
    </style:style>
    <style:style style:name="P84" style:family="paragraph" style:parent-style-name="Standard" style:list-style-name="L49">
      <style:paragraph-properties fo:text-align="justify" style:justify-single-word="false"/>
      <style:text-properties style:font-name="Arial"/>
    </style:style>
    <style:style style:name="P85" style:family="paragraph" style:parent-style-name="Standard" style:list-style-name="L52">
      <style:paragraph-properties fo:text-align="justify" style:justify-single-word="false"/>
      <style:text-properties style:font-name="Ari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Arial"/>
    </style:style>
    <style:style style:name="P87" style:family="paragraph" style:parent-style-name="Standard" style:list-style-name="L4">
      <style:paragraph-properties fo:text-align="justify" style:justify-single-word="false"/>
      <style:text-properties style:font-name="Arial"/>
    </style:style>
    <style:style style:name="P88" style:family="paragraph" style:parent-style-name="Standard" style:list-style-name="L48">
      <style:paragraph-properties fo:text-align="justify" style:justify-single-word="false"/>
      <style:text-properties style:font-name="Arial"/>
    </style:style>
    <style:style style:name="P89" style:family="paragraph" style:parent-style-name="Standard" style:list-style-name="L83">
      <style:paragraph-properties fo:text-align="justify" style:justify-single-word="false"/>
      <style:text-properties style:font-name="Arial"/>
    </style:style>
    <style:style style:name="P90" style:family="paragraph" style:parent-style-name="Standard" style:list-style-name="L85">
      <style:paragraph-properties fo:text-align="justify" style:justify-single-word="false"/>
      <style:text-properties style:font-name="Arial"/>
    </style:style>
    <style:style style:name="P91" style:family="paragraph" style:parent-style-name="Standard" style:list-style-name="L86">
      <style:paragraph-properties fo:text-align="justify" style:justify-single-word="false"/>
      <style:text-properties style:font-name="Arial"/>
    </style:style>
    <style:style style:name="P92" style:family="paragraph" style:parent-style-name="Standard" style:list-style-name="L88">
      <style:paragraph-properties fo:text-align="justify" style:justify-single-word="false"/>
      <style:text-properties style:font-name="Arial"/>
    </style:style>
    <style:style style:name="P93" style:family="paragraph" style:parent-style-name="Standard" style:list-style-name="L90">
      <style:paragraph-properties fo:text-align="justify" style:justify-single-word="false"/>
      <style:text-properties style:font-name="Arial"/>
    </style:style>
    <style:style style:name="P94" style:family="paragraph" style:parent-style-name="Standard" style:list-style-name="L92">
      <style:paragraph-properties fo:text-align="justify" style:justify-single-word="false"/>
      <style:text-properties style:font-name="Arial"/>
    </style:style>
    <style:style style:name="P95" style:family="paragraph" style:parent-style-name="Standard" style:list-style-name="L97">
      <style:paragraph-properties fo:text-align="justify" style:justify-single-word="false"/>
      <style:text-properties style:font-name="Arial"/>
    </style:style>
    <style:style style:name="P96" style:family="paragraph" style:parent-style-name="Standard" style:list-style-name="L98">
      <style:paragraph-properties fo:text-align="justify" style:justify-single-word="false"/>
      <style:text-properties style:font-name="Arial"/>
    </style:style>
    <style:style style:name="P97" style:family="paragraph" style:parent-style-name="Standard" style:list-style-name="L87">
      <style:paragraph-properties fo:text-align="justify" style:justify-single-word="false"/>
      <style:text-properties style:font-name="Arial"/>
    </style:style>
    <style:style style:name="P98" style:family="paragraph" style:parent-style-name="Standard" style:list-style-name="L94">
      <style:paragraph-properties fo:text-align="justify" style:justify-single-word="false"/>
      <style:text-properties style:font-name="Arial"/>
    </style:style>
    <style:style style:name="P99" style:family="paragraph" style:parent-style-name="Standard" style:list-style-name="L96">
      <style:paragraph-properties fo:text-align="justify" style:justify-single-word="false"/>
      <style:text-properties style:font-name="Arial"/>
    </style:style>
    <style:style style:name="P100" style:family="paragraph" style:parent-style-name="Standard" style:list-style-name="L14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01" style:family="paragraph" style:parent-style-name="Standard" style:list-style-name="L20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02" style:family="paragraph" style:parent-style-name="Standard" style:list-style-name="L69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03" style:family="paragraph" style:parent-style-name="Standard" style:list-style-name="L58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04" style:family="paragraph" style:parent-style-name="Standard" style:list-style-name="L53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05" style:family="paragraph" style:parent-style-name="Standard" style:list-style-name="L47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06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Arial"/>
    </style:style>
    <style:style style:name="P107" style:family="paragraph" style:parent-style-name="Standard">
      <style:paragraph-properties fo:margin-top="0cm" fo:margin-bottom="0cm" fo:line-height="150%" fo:text-align="justify" style:justify-single-word="false"/>
    </style:style>
    <style:style style:name="P10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/>
    </style:style>
    <style:style style:name="P109" style:family="paragraph" style:parent-style-name="Heading_20_1">
      <style:paragraph-properties fo:line-height="150%" fo:text-align="justify" style:justify-single-word="false"/>
    </style:style>
    <style:style style:name="P110" style:family="paragraph" style:parent-style-name="Heading_20_1">
      <style:paragraph-properties fo:text-align="justify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style:font-name="Arial" fo:font-weight="bold" style:font-weight-asian="bold" style:font-weight-complex="bold"/>
    </style:style>
    <style:style style:name="T9" style:family="text">
      <style:text-properties fo:color="#000000" style:font-name="Arial" fo:font-weight="normal" style:font-weight-asian="normal" style:font-weight-complex="normal"/>
    </style:style>
    <style:style style:name="T10" style:family="text"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1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12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2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2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2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1"/>
      <text:p text:style-name="P31"/>
      <text:p text:style-name="P32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0"><text:span text:style-name="Fonte_20_parág._20_padrão"><text:span text:style-name="T3"/></text:span></text:p>
      <text:p text:style-name="P30"><text:span text:style-name="Fonte_20_parág._20_padrão"><text:span text:style-name="T3">SGB_PRH_</text:span></text:span><text:bookmark-start text:name="id.gjdgxs"/><text:span text:style-name="Fonte_20_parág._20_padrão"><text:span text:style-name="T3">P</text:span></text:span><text:bookmark-end text:name="id.gjdgxs"/><text:span text:style-name="Fonte_20_parág._20_padrão"><text:span text:style-name="T3">lanoRecursosHumanos</text:span></text:span></text:p>
      <text:p text:style-name="P30"><text:span text:style-name="Fonte_20_parág._20_padrão"><text:span text:style-name="T3">Versão 0.2</text:span></text:span></text:p>
      <text:p text:style-name="P34"/>
      <text:p text:style-name="P34"/>
      <text:p text:style-name="P34"/>
      <text:p text:style-name="P34"/>
      <text:p text:style-name="P34"/>
      <text:p text:style-name="P3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07"><text:span text:style-name="Fonte_20_parág._20_padrão"><text:span text:style-name="T4">Nome</text:span></text:span></text:p>
          </table:table-cell>
          <table:table-cell table:style-name="Tabela2.A1" office:value-type="string">
            <text:p text:style-name="P107"><text:span text:style-name="Fonte_20_parág._20_padrão"><text:span text:style-name="T4">Alterações</text:span></text:span></text:p>
          </table:table-cell>
          <table:table-cell table:style-name="Tabela2.A1" office:value-type="string">
            <text:p text:style-name="P107"><text:span text:style-name="Fonte_20_parág._20_padrão"><text:span text:style-name="T4">Data</text:span></text:span></text:p>
          </table:table-cell>
          <table:table-cell table:style-name="Tabela2.A1" office:value-type="string">
            <text:p text:style-name="P107"><text:span text:style-name="Fonte_20_parág._20_padrão"><text:span text:style-name="T4">Versão</text:span></text:span></text:p>
          </table:table-cell>
        </table:table-row>
        <table:table-row>
          <table:table-cell table:style-name="Tabela2.A2" office:value-type="string">
            <text:p text:style-name="P107"><text:span text:style-name="Fonte_20_parág._20_padrão"><text:span text:style-name="T6">Jackeline Neves de Almeida</text:span></text:span></text:p>
          </table:table-cell>
          <table:table-cell table:style-name="Tabela2.A2" office:value-type="string">
            <text:p text:style-name="P107"><text:span text:style-name="Fonte_20_parág._20_padrão"><text:span text:style-name="T6">Criação de documento e formalização de informações geradas em outros documentos e enviados por e-mail</text:span></text:span></text:p>
          </table:table-cell>
          <table:table-cell table:style-name="Tabela2.C2" office:value-type="date" office:date-value="2012-10-26">
            <text:p text:style-name="P107"><text:span text:style-name="Fonte_20_parág._20_padrão"><text:span text:style-name="T6">26/10/12</text:span></text:span></text:p>
          </table:table-cell>
          <table:table-cell table:style-name="Tabela2.A2" office:value-type="string">
            <text:p text:style-name="P107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106">Jackeline Neves de Almeida</text:p>
          </table:table-cell>
          <table:table-cell table:style-name="Tabela2.A2" office:value-type="string">
            <text:p text:style-name="P106">Planejamento dos treinamentos</text:p>
          </table:table-cell>
          <table:table-cell table:style-name="Tabela2.C2" office:value-type="date" office:date-value="2012-11-01">
            <text:p text:style-name="P106">01/11/12</text:p>
          </table:table-cell>
          <table:table-cell table:style-name="Tabela2.A2" office:value-type="string">
            <text:p text:style-name="P106">0.2</text:p>
          </table:table-cell>
        </table:table-row>
      </table:table>
      <text:p text:style-name="P3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6"><text:a xlink:type="simple" xlink:href="#__RefHeading__3196_103755458">1 Introdução <text:tab/>4</text:a></text:p>
          <text:p text:style-name="P6"><text:a xlink:type="simple" xlink:href="#__RefHeading__3198_103755458">2 Requisitos de pessoas no projeto<text:tab/>4</text:a></text:p>
          <text:p text:style-name="P6"><text:a xlink:type="simple" xlink:href="#__RefHeading__13489_1842820987">3 Distribuição dos recursos humanos por papéis<text:tab/>16</text:a></text:p>
          <text:p text:style-name="P6"><text:a xlink:type="simple" xlink:href="#__RefHeading__13562_1842820987">4 Alocação de recursos humanos<text:tab/>18</text:a></text:p>
          <text:p text:style-name="P15"><text:a xlink:type="simple" xlink:href="#__RefHeading__13564_1842820987">4.1 Restrições<text:tab/>18</text:a></text:p>
          <text:p text:style-name="P15"><text:a xlink:type="simple" xlink:href="#__RefHeading__13566_1842820987">4.2 Planejamento<text:tab/>18</text:a></text:p>
          <text:p text:style-name="P6"><text:a xlink:type="simple" xlink:href="#__RefHeading__13491_1842820987">5 Treinamentos planejados<text:tab/>18</text:a></text:p>
        </text:index-body>
      </text:table-of-content>
      <text:p text:style-name="P31"/>
      <text:p text:style-name="P3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h text:style-name="P109" text:outline-level="1"><text:bookmark-start text:name="h.30j0zll"/><text:bookmark-start text:name="_Toc338917870"/><text:bookmark text:name="__RefHeading__3196_103755458"/><text:span text:style-name="Fonte_20_parág._20_padrão"><text:span text:style-name="T8">1 Introdução</text:span></text:span><text:bookmark-end text:name="h.30j0zll"/><text:bookmark-end text:name="_Toc338917870"/><text:span text:style-name="Fonte_20_parág._20_padrão"><text:span text:style-name="T8"> </text:span></text:span><text:bookmark-end text:name="__RefHeading__3196_103755458"/></text:h>
      <text:p text:style-name="P16"><text:span text:style-name="Fonte_20_parág._20_padrão"><text:span text:style-name="T9">Esse documento define o planejamento dos recursos humanos, assim como as definições necessárias para monitorar os recursos humanos.</text:span></text:span></text:p>
      <text:h text:style-name="P109" text:outline-level="1"><text:bookmark-start text:name="h.1fob9te"/><text:bookmark-start text:name="_Toc338917871"/><text:bookmark text:name="__RefHeading__3198_103755458"/><text:span text:style-name="Fonte_20_parág._20_padrão"><text:span text:style-name="T8">2 </text:span></text:span><text:bookmark-end text:name="h.1fob9te"/><text:bookmark-end text:name="_Toc338917871"/><text:span text:style-name="Fonte_20_parág._20_padrão"><text:span text:style-name="T10">Requisitos de pessoas no projeto</text:span></text:span><text:bookmark-end text:name="__RefHeading__3198_103755458"/></text:h>
      <text:p text:style-name="P37">2.1 Definição de papéis de gestão</text:p>
      <text:p text:style-name="P39">Os papéis a seguir seguem a orientação do PMBOK.</text:p>
      <text:p text:style-name="P41">2.1.1 Gestor de tempo</text:p>
      <text:list xml:id="list1001671103" text:style-name="L1">
        <text:list-item text:start-value="1">
          <text:p text:style-name="P42">Responsabilidade</text:p>
        </text:list-item>
      </text:list>
      <text:p text:style-name="P43">Responsável por controlar cronograma e esforços para realizar o término do projeto do prazo.</text:p>
      <text:p text:style-name="P43">Suas atividades são: </text:p>
      <text:list xml:id="list187693439" text:style-name="L6">
        <text:list-item>
          <text:p text:style-name="P44">definir as atividades específicas do cronograma que precisam ser realizadas para produzir as várias entregas do projeto;</text:p>
        </text:list-item>
        <text:list-item>
          <text:p text:style-name="P44">sequenciar as atividades e identificar as dependências entre elas;</text:p>
        </text:list-item>
        <text:list-item>
          <text:p text:style-name="P44">estimar recursos necessários para cada atividade;</text:p>
        </text:list-item>
        <text:list-item>
          <text:p text:style-name="P44">estimar duração de cada atividade;</text:p>
        </text:list-item>
        <text:list-item>
          <text:p text:style-name="P44">desenvolver o cronograma, que inclui analisar os recursos necessários;</text:p>
        </text:list-item>
        <text:list-item>
          <text:p text:style-name="P44">restrições de cronograma;</text:p>
        </text:list-item>
        <text:list-item>
          <text:p text:style-name="P44">durações e sequenciamento de atividades; e</text:p>
        </text:list-item>
        <text:list-item>
          <text:p text:style-name="P44">controlar o cronograma.</text:p>
        </text:list-item>
      </text:list>
      <text:list xml:id="list1944286884" text:continue-list="list1001671103" text:style-name="L1">
        <text:list-item>
          <text:p text:style-name="P42">Competências exigidas:</text:p>
        </text:list-item>
      </text:list>
      <text:list xml:id="list224473426" text:style-name="L8">
        <text:list-item>
          <text:p text:style-name="P45">Ter conhecimento em gerenciamento de projeto;</text:p>
        </text:list-item>
        <text:list-item>
          <text:p text:style-name="P45">Ter conhecimento em MPS;</text:p>
        </text:list-item>
      </text:list>
      <text:list xml:id="list313840138" text:continue-list="list1944286884" text:style-name="L1">
        <text:list-item>
          <text:p text:style-name="P42">Competências desejáveis:</text:p>
        </text:list-item>
      </text:list>
      <text:list xml:id="list1723854735" text:style-name="L7">
        <text:list-item>
          <text:p text:style-name="P46">Ter conhecimento em gerenciamento de projeto segundo o PMBOK;</text:p>
        </text:list-item>
      </text:list>
      <text:list xml:id="list1434199483" text:continue-list="list313840138" text:style-name="L1">
        <text:list-item>
          <text:p text:style-name="P42">Autoridade:</text:p>
        </text:list-item>
      </text:list>
      <text:p text:style-name="P43">Autoridade para abortar atividades.</text:p>
      <text:list xml:id="list29610355" text:continue-numbering="true" text:style-name="L1">
        <text:list-item>
          <text:p text:style-name="P42">Ferramentas</text:p>
        </text:list-item>
      </text:list>
      <text:p text:style-name="P8"><text:soft-page-break/>Suíte de Escritório e Gerenciamento de projeto conforme definido no SGB_PLGC_PlanoGerenciaDeConfiguracao.</text:p>
      <text:p text:style-name="P41">2.1.2 Gestor de riscos</text:p>
      <text:list xml:id="list387867530" text:continue-list="list29610355" text:style-name="L1">
        <text:list-item text:start-value="1">
          <text:p text:style-name="P42">Responsabilidade:</text:p>
        </text:list-item>
      </text:list>
      <text:p text:style-name="P43">Cabe ao gestor de riscos planejar o gerenciamento de riscos, que inclui decidir como abordar, planejar e executar as atividades de gerenciamento de riscos de um projeto; Identificar os riscos que podem afetar o projeto e documentar suas características; Ainda deve analisar qualitativamente os riscos, priorizando os riscos para análise ou ação, deve ser analisado quantitativamente também, que é a determinação dos efeitos dos riscos identificados.</text:p>
      <text:p text:style-name="P43">O gestor planeja respostas a riscos, desenvolvendo opções e ações para aumentar as oportunidades e reduzir as ameaças aos objetivos do projeto. E por fim, monitora e controla os riscos, acompanhando os riscos identificados, monitorando os riscos residuais, identificando novos riscos, executando planos de respostas a riscos e avaliando sua eficácia durante todo o ciclo de vida do projeto.</text:p>
      <text:list xml:id="list72061567" text:continue-numbering="true" text:style-name="L1">
        <text:list-item>
          <text:p text:style-name="P47"><text:span text:style-name="T14">Competências exigidas:</text:span></text:p>
        </text:list-item>
      </text:list>
      <text:list xml:id="list200134219" text:style-name="L12">
        <text:list-item>
          <text:p text:style-name="P48">Ter conhecimento em gerenciamento de projeto;</text:p>
        </text:list-item>
        <text:list-item>
          <text:p text:style-name="P48">Ter conhecimento em MPS;</text:p>
        </text:list-item>
      </text:list>
      <text:list xml:id="list900816810" text:continue-list="list72061567" text:style-name="L1">
        <text:list-item>
          <text:p text:style-name="P42">Competências desejáveis:</text:p>
        </text:list-item>
      </text:list>
      <text:list xml:id="list2028864065" text:style-name="L13">
        <text:list-item>
          <text:p text:style-name="P49">Ter conhecimento em gerenciamento de projeto segundo o PMBOK;</text:p>
        </text:list-item>
        <text:list-item>
          <text:p text:style-name="P49">Facilidade de identificação de riscos;</text:p>
        </text:list-item>
      </text:list>
      <text:list xml:id="list1211251469" text:continue-list="list900816810" text:style-name="L1">
        <text:list-item>
          <text:p text:style-name="P42">Autoridade </text:p>
        </text:list-item>
      </text:list>
      <text:p text:style-name="P43">Planejar ações de mitigação dos riscos.</text:p>
      <text:list xml:id="list301303072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41">2.1.3 Gestor de integração</text:p>
      <text:list xml:id="list1177128627" text:continue-list="list301303072" text:style-name="L1">
        <text:list-item text:start-value="1">
          <text:p text:style-name="P42">Responsabilidade</text:p>
        </text:list-item>
      </text:list>
      <text:p text:style-name="P43">Está sob a responsabilidade desse gestor fazer escolhas sobre em que pontos concentrar recursos e esforço e em qualquer dia específico, antecipando possíveis problemas, tratando-os antes de se tornarem críticos e coordenando o trabalho visando o bem geral do projeto. O esforço de integração também envolve fazer compensações entre objetivos e alternativas conflitantes.</text:p>
      <text:p text:style-name="P43">As atividades principais que estão sob sua responsabilidade são: desenvolver o termo de abertura do projeto, desenvolver a declaração do escopo preliminar do projeto, desenvolver o plano de gerenciamento do projeto, orientar e gerenciar a execução do projeto, monitorar e controlar o trabalho do projeto, controlar as solicitações de mudanças e encerrar o projeto.</text:p>
      <text:list xml:id="list176831327" text:continue-numbering="true" text:style-name="L1">
        <text:list-item>
          <text:p text:style-name="P42"><text:soft-page-break/>Competências exigidas:</text:p>
        </text:list-item>
      </text:list>
      <text:list xml:id="list551232076" text:style-name="L14">
        <text:list-item>
          <text:p text:style-name="P50">Ter conhecimento em gerenciamento de projeto;</text:p>
        </text:list-item>
        <text:list-item>
          <text:p text:style-name="P100">Ter conhecimento em MPS;</text:p>
        </text:list-item>
        <text:list-item>
          <text:p text:style-name="P100">Conhecimento básico em todo ciclo de vida do software;</text:p>
        </text:list-item>
        <text:list-item>
          <text:p text:style-name="P100">Conhecimento básico em todas as áreas de engenharia de software;</text:p>
        </text:list-item>
      </text:list>
      <text:list xml:id="list829582590" text:continue-list="list176831327" text:style-name="L1">
        <text:list-item>
          <text:p text:style-name="P42">Competências desejáveis:</text:p>
        </text:list-item>
      </text:list>
      <text:list xml:id="list1494230608" text:style-name="L15">
        <text:list-item>
          <text:p text:style-name="P51">Ter conhecimento em gerenciamento de projeto segundo o PMBOK;</text:p>
        </text:list-item>
      </text:list>
      <text:list xml:id="list126107308" text:continue-list="list829582590" text:style-name="L1">
        <text:list-item>
          <text:p text:style-name="P47"><text:span text:style-name="T14">Autoridade</text:span> </text:p>
        </text:list-item>
      </text:list>
      <text:p text:style-name="P43">Integrar os planos e conflitar o seus conteúdos.</text:p>
      <text:list xml:id="list862003116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43"><text:span text:style-name="T14">2.1.4 Gestor de escopo</text:span></text:p>
      <text:list xml:id="list1704525099" text:continue-list="list862003116" text:style-name="L1">
        <text:list-item text:start-value="1">
          <text:p text:style-name="P42">Responsabilidade</text:p>
        </text:list-item>
      </text:list>
      <text:p text:style-name="P43">É de responsabilidade do Gestor de escopo definir e controlar o que está e o que não está incluído no projeto.</text:p>
      <text:p text:style-name="P43">As principais atividades desse papel são: planejar escopo, definir escopo, criar EAP, verificar escopo e controlar escopo.</text:p>
      <text:list xml:id="list1464325062" text:continue-numbering="true" text:style-name="L1">
        <text:list-item>
          <text:p text:style-name="P42">Competências exigidas:</text:p>
        </text:list-item>
      </text:list>
      <text:list xml:id="list2036203072" text:style-name="L16">
        <text:list-item>
          <text:p text:style-name="P52">Ter conhecimento em gerenciamento de projeto;</text:p>
        </text:list-item>
        <text:list-item>
          <text:p text:style-name="P52">Ter conhecimento em MPS;</text:p>
        </text:list-item>
        <text:list-item>
          <text:p text:style-name="P52">Conhecimento em Estrutura Analítica do Projeto (EAP);</text:p>
        </text:list-item>
      </text:list>
      <text:list xml:id="list1691559563" text:continue-list="list1464325062" text:style-name="L1">
        <text:list-item>
          <text:p text:style-name="P42">Competências desejáveis:</text:p>
        </text:list-item>
      </text:list>
      <text:list xml:id="list1306480446" text:style-name="L17">
        <text:list-item>
          <text:p text:style-name="P53">Ter conhecimento em gerenciamento de projeto segundo o PMBOK;</text:p>
        </text:list-item>
      </text:list>
      <text:list xml:id="list448409857" text:continue-list="list1691559563" text:style-name="L1">
        <text:list-item>
          <text:p text:style-name="P42">Autoridade </text:p>
        </text:list-item>
      </text:list>
      <text:p text:style-name="P43">Definir o que será ou não entregue no projeto, se necessário, ele pode abortar um integrável.</text:p>
      <text:list xml:id="list1847186425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41">2.1.5 Gestor qualidade do produto</text:p>
      <text:list xml:id="list433997445" text:continue-list="list1847186425" text:style-name="L1">
        <text:list-item text:start-value="1">
          <text:p text:style-name="P42">Responsabilidade:</text:p>
        </text:list-item>
      </text:list>
      <text:p text:style-name="P43"><text:soft-page-break/>Responsável por planejar e monitorar a qualidade esperada do produto a ser entregue. Esse gestor é quem aprovará a qualidade dos produtos gerados.</text:p>
      <text:list xml:id="list135946405" text:continue-numbering="true" text:style-name="L1">
        <text:list-item>
          <text:p text:style-name="P42">Competências exigidas:</text:p>
        </text:list-item>
      </text:list>
      <text:list xml:id="list1134059081" text:style-name="L18">
        <text:list-item>
          <text:p text:style-name="P54">Ter conhecimento em gerenciamento de projeto;</text:p>
        </text:list-item>
        <text:list-item>
          <text:p text:style-name="P54">Ter conhecimento em MPS;</text:p>
        </text:list-item>
      </text:list>
      <text:list xml:id="list871465576" text:continue-list="list135946405" text:style-name="L1">
        <text:list-item>
          <text:p text:style-name="P42">Competências desejáveis:</text:p>
        </text:list-item>
      </text:list>
      <text:list xml:id="list82607129" text:style-name="L19">
        <text:list-item>
          <text:p text:style-name="P55">Ter conhecimento em gerenciamento de projeto segundo o PMBOK;</text:p>
        </text:list-item>
        <text:list-item>
          <text:p text:style-name="P55">Facilidade em realizar auditorias;</text:p>
        </text:list-item>
      </text:list>
      <text:list xml:id="list1826300441" text:continue-list="list871465576" text:style-name="L1">
        <text:list-item>
          <text:p text:style-name="P42">Autoridade </text:p>
        </text:list-item>
      </text:list>
      <text:p text:style-name="P43">Determinar a qualidade esperada e recusar produtos fora dos padrões esperados.</text:p>
      <text:list xml:id="list1590582465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41">2.1.6 Gestor de custos</text:p>
      <text:list xml:id="list1985888548" text:continue-list="list1590582465" text:style-name="L1">
        <text:list-item text:start-value="1">
          <text:p text:style-name="P47"><text:span text:style-name="T14">Responsabilidade</text:span></text:p>
        </text:list-item>
      </text:list>
      <text:p text:style-name="P43">Responsável por estimar os custos dos recursos necessários para terminar as atividades do projeto, orçar as atividades individuais ou pacotes para estabelecer uma linha base de custos e controlar os custos e mudanças no orçamento do projeto.</text:p>
      <text:list xml:id="list1580821711" text:continue-numbering="true" text:style-name="L1">
        <text:list-item>
          <text:p text:style-name="P42">Competências exigidas:</text:p>
        </text:list-item>
      </text:list>
      <text:list xml:id="list2116706075" text:style-name="L20">
        <text:list-item>
          <text:p text:style-name="P56">Ter conhecimento em gerenciamento de projeto;</text:p>
        </text:list-item>
        <text:list-item>
          <text:p text:style-name="P101">Ter conhecimento em MPS;</text:p>
        </text:list-item>
      </text:list>
      <text:list xml:id="list1145653242" text:continue-list="list1580821711" text:style-name="L1">
        <text:list-item>
          <text:p text:style-name="P42">Competências desejáveis:</text:p>
        </text:list-item>
      </text:list>
      <text:list xml:id="list1230975957" text:style-name="L21">
        <text:list-item>
          <text:p text:style-name="P57">Ter conhecimento em gerenciamento de projeto segundo o PMBOK;</text:p>
        </text:list-item>
        <text:list-item>
          <text:p text:style-name="P57">Facilidade em orçamento e prospecção de custos;</text:p>
        </text:list-item>
      </text:list>
      <text:list xml:id="list1598496441" text:continue-list="list1145653242" text:style-name="L1">
        <text:list-item>
          <text:p text:style-name="P47"><text:span text:style-name="T14">Autoridade</text:span> </text:p>
        </text:list-item>
      </text:list>
      <text:p text:style-name="P43">Autoridade para negociar com o tempo e escopo para reduzir os custos do projeto.</text:p>
      <text:list xml:id="list1852097066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41">2.1.7 Gestor de aquisições</text:p>
      <text:list xml:id="list1362762146" text:continue-list="list1852097066" text:style-name="L1">
        <text:list-item text:start-value="1">
          <text:p text:style-name="P42">Responsabilidade:</text:p>
        </text:list-item>
      </text:list>
      <text:p text:style-name="P43"><text:soft-page-break/>Responsável por gerenciar compras ou aquisições de produtos, serviços ou resultados necessários de fora da equipe do projeto para realizar o trabalho.</text:p>
      <text:p text:style-name="P43">São atividades desse papel planejar compras e aquisições, planejar contratações, solicitar respostas dos fornecedores, selecionar fornecedores, administrar contratos e encerrar contrato.</text:p>
      <text:list xml:id="list1973129716" text:continue-numbering="true" text:style-name="L1">
        <text:list-item>
          <text:p text:style-name="P42">Competências exigidas:</text:p>
        </text:list-item>
      </text:list>
      <text:list xml:id="list1049258235" text:style-name="L22">
        <text:list-item>
          <text:p text:style-name="P58">Ter conhecimento em gerenciamento de projeto;</text:p>
        </text:list-item>
        <text:list-item>
          <text:p text:style-name="P58">Ter conhecimento em MPS;</text:p>
        </text:list-item>
      </text:list>
      <text:list xml:id="list1891496987" text:continue-list="list1973129716" text:style-name="L1">
        <text:list-item>
          <text:p text:style-name="P42">Competências desejáveis:</text:p>
        </text:list-item>
      </text:list>
      <text:list xml:id="list563938615" text:style-name="L23">
        <text:list-item>
          <text:p text:style-name="P59">Ter conhecimento em gerenciamento de projeto segundo o PMBOK;</text:p>
        </text:list-item>
      </text:list>
      <text:list xml:id="list2132271117" text:continue-list="list1891496987" text:style-name="L1">
        <text:list-item>
          <text:p text:style-name="P42">Autoridade </text:p>
        </text:list-item>
      </text:list>
      <text:p text:style-name="P43">Requer novos recursos, contratos e tercerização.</text:p>
      <text:list xml:id="list816399432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41">5.1.8 Gestor de recursos humanos </text:p>
      <text:list xml:id="list1895070090" text:continue-list="list816399432" text:style-name="L1">
        <text:list-item text:start-value="1">
          <text:p text:style-name="P42">Responsabilidade:</text:p>
        </text:list-item>
      </text:list>
      <text:p text:style-name="P43">Responsável por planejar recursos humanos, que inclui identificar e documentar funções, responsabilidades e relações hierárquicas do projeto e criar o plano de gerenciamento de pessoal; Contratar ou mobilizar a equipe do projeto; Desenvolver e gerenciar a equipe do projeto.</text:p>
      <text:list xml:id="list2055871122" text:continue-numbering="true" text:style-name="L1">
        <text:list-item>
          <text:p text:style-name="P42">Competências exigidas:</text:p>
        </text:list-item>
      </text:list>
      <text:list xml:id="list2084105828" text:style-name="L24">
        <text:list-item>
          <text:p text:style-name="P60">Ter conhecimento em gerenciamento de projeto;</text:p>
        </text:list-item>
        <text:list-item>
          <text:p text:style-name="P60">Ter conhecimento em MPS;</text:p>
        </text:list-item>
      </text:list>
      <text:list xml:id="list956904373" text:continue-list="list2055871122" text:style-name="L1">
        <text:list-item>
          <text:p text:style-name="P42">Competências desejáveis:</text:p>
        </text:list-item>
      </text:list>
      <text:list xml:id="list656374013" text:style-name="L25">
        <text:list-item>
          <text:p text:style-name="P61">Ter conhecimento em gerenciamento de projeto segundo o PMBOK;</text:p>
        </text:list-item>
        <text:list-item>
          <text:p text:style-name="P61">Ter uma boa relação com todos da equipe;</text:p>
        </text:list-item>
      </text:list>
      <text:list xml:id="list1129601777" text:continue-list="list956904373" text:style-name="L1">
        <text:list-item>
          <text:p text:style-name="P47"><text:span text:style-name="T14">Autoridade</text:span> </text:p>
        </text:list-item>
      </text:list>
      <text:p text:style-name="P43">Trocar papel de recursos alocados.</text:p>
      <text:list xml:id="list256980061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41">5.1.9 Gestor de comunicação</text:p>
      <text:list xml:id="list1417108259" text:continue-list="list256980061" text:style-name="L1">
        <text:list-item text:start-value="1">
          <text:p text:style-name="P42"><text:soft-page-break/>Responsabilidade</text:p>
        </text:list-item>
      </text:list>
      <text:p text:style-name="P43">Responsável por garantir a geração, coleta, distribuição, armazenamento, recuperação e destinação final das informações sobre o projeto de forma oportuna e adequada.</text:p>
      <text:p text:style-name="P43">Suas atividades inclui planejar comunicação das partes interessadas no projeto, distribuir informações para os interessados, coletar e distribuir informações sobre o desempenho (relatório de andamento, medição do progresso e previsão), gerenciar as comunicações para satisfazer os requisitos das partes interessadas no projeto e resolver problemas com elas.</text:p>
      <text:list xml:id="list540217285" text:continue-numbering="true" text:style-name="L1">
        <text:list-item>
          <text:p text:style-name="P42">Competências exigidas:</text:p>
        </text:list-item>
      </text:list>
      <text:list xml:id="list858344014" text:style-name="L75">
        <text:list-item>
          <text:p text:style-name="P62">Ter conhecimento em gerenciamento de projeto;</text:p>
        </text:list-item>
        <text:list-item>
          <text:p text:style-name="P36">Ter conhecimento em MPS;</text:p>
        </text:list-item>
      </text:list>
      <text:list xml:id="list813886628" text:continue-list="list540217285" text:style-name="L1">
        <text:list-item>
          <text:p text:style-name="P42">Competências desejáveis:</text:p>
        </text:list-item>
      </text:list>
      <text:list xml:id="list818219614" text:style-name="L76">
        <text:list-item>
          <text:p text:style-name="P63">Ter conhecimento em gerenciamento de projeto segundo o PMBOK;</text:p>
        </text:list-item>
        <text:list-item>
          <text:p text:style-name="P63">Ter facilidade de comunicação;</text:p>
        </text:list-item>
      </text:list>
      <text:list xml:id="list464562555" text:continue-list="list813886628" text:style-name="L1">
        <text:list-item>
          <text:p text:style-name="P47"><text:span text:style-name="T14">Autoridade</text:span> </text:p>
        </text:list-item>
      </text:list>
      <text:p text:style-name="P43">Redefinir os meios de comunicação para torná-la mais eficiente.</text:p>
      <text:list xml:id="list595158542" text:continue-numbering="true" text:style-name="L1">
        <text:list-item>
          <text:p text:style-name="P42">Ferramentas</text:p>
        </text:list-item>
      </text:list>
      <text:p text:style-name="P8">Suíte de Escritório e Gerenciamento de projeto conforme definido no SGB_PLGC_PlanoGerenciaDeConfiguracao.</text:p>
      <text:p text:style-name="P37">2.2 Definição dos papéis de apoio</text:p>
      <text:p text:style-name="P43"><text:span text:style-name="T14">2.2.1 Gestor de medição</text:span></text:p>
      <text:list xml:id="list793624817" text:continue-list="list595158542" text:style-name="L1">
        <text:list-item text:start-value="1">
          <text:p text:style-name="P47"><text:span text:style-name="T14">Responsabilidade</text:span>:</text:p>
        </text:list-item>
      </text:list>
      <text:p text:style-name="P43">Responsável por coletar, armazenar, analisar e relatar os dados relativos aos produtos desenvolvidos e aos processos implementados na organização e em seus projetos, de forma a apoiar os objetivos organizacionais.</text:p>
      <text:p text:style-name="P43">Cabe a esse gestor procurar estabelecer e manter os objetivos da medição a partir dos objetivos estabelecidos pela alta-direção e das necessidades de informações de processos técnicos e gerenciais; Identificar e definir um conjunto adequado de medidas, orientadas pelos objetivos de medição. Esse conjunto deve ser priorizado, documentado, revisado e, quando pertinente, atualizado. Especificar os procedimentos para a coleta e o armazenamento de medidas, coletar e analisar os dados requeridos, armazenar os dados e os resultados das análises e comunicar os resultados aos interessados, que serão utilizados para apoiar decisões.</text:p>
      <text:list xml:id="list1374204951" text:continue-numbering="true" text:style-name="L1">
        <text:list-item>
          <text:p text:style-name="P42">Competências exigidas:</text:p>
        </text:list-item>
      </text:list>
      <text:list xml:id="list435324472" text:style-name="L70">
        <text:list-item>
          <text:p text:style-name="P64">Conhecimento em medição segundo o MPS;</text:p>
        </text:list-item>
        <text:list-item>
          <text:p text:style-name="P64">Conhecimento nos processos do nível F do MPS;</text:p>
        </text:list-item>
      </text:list>
      <text:list xml:id="list1018825121" text:continue-list="list1374204951" text:style-name="L1">
        <text:list-item>
          <text:p text:style-name="P42"><text:soft-page-break/>Competências desejáveis:</text:p>
        </text:list-item>
      </text:list>
      <text:list xml:id="list328186490" text:style-name="L71">
        <text:list-item>
          <text:p text:style-name="P65">Facilidade em sintentização de dados;</text:p>
        </text:list-item>
        <text:list-item>
          <text:p text:style-name="P65">Facilidade em preparar relatórios.</text:p>
        </text:list-item>
      </text:list>
      <text:list xml:id="list302044618" text:continue-list="list1018825121" text:style-name="L1">
        <text:list-item>
          <text:p text:style-name="P47"><text:span text:style-name="T14">Autoridade</text:span> </text:p>
        </text:list-item>
      </text:list>
      <text:list xml:id="list1215725249" text:style-name="L72">
        <text:list-item>
          <text:p text:style-name="P66">Apontar um problema no projeto;</text:p>
        </text:list-item>
        <text:list-item>
          <text:p text:style-name="P66">Redefinir as métricas relevantes para o projeto.</text:p>
        </text:list-item>
      </text:list>
      <text:list xml:id="list755390367" text:continue-list="list302044618" text:style-name="L1">
        <text:list-item>
          <text:p text:style-name="P42">Ferramentas</text:p>
        </text:list-item>
      </text:list>
      <text:list xml:id="list1343953700" text:style-name="L73">
        <text:list-item>
          <text:p text:style-name="P67">Suíte de escritório.</text:p>
        </text:list-item>
      </text:list>
      <text:p text:style-name="P43"><text:span text:style-name="T14">2.2.2 Gestor de configuração</text:span></text:p>
      <text:list xml:id="list865414254" text:continue-list="list755390367" text:style-name="L1">
        <text:list-item text:start-value="1">
          <text:p text:style-name="P42">Responsabilidade:</text:p>
        </text:list-item>
      </text:list>
      <text:p text:style-name="P43">Responsável garantir que seja estabelecida e mantida <text:s/>a integridade de todos os produtos de trabalho do processo e do projeto e disponibilizá-los.</text:p>
      <text:p text:style-name="P43">Suas atividades envolve estabelecer e manter um sistema de gerência de configuração, identificar os itens de configuração com base em critérios definidos, definir e controlar a baseline, monitorar os itens de configuração, controlar ao armazenamento, manuseio e a liberação de itens de configuração, auditar a configuração para garantir que baselines e itens de configuração estejam íntegros, complexos e consistentes, identificar e planejar os dados relevantes do projeto quanto à forma de coleta, armazenamento e distribuição, estabelecer mecanismo de acesso, incluindo, se pertinente, questões de privacidade e segurança.</text:p>
      <text:list xml:id="list1053462996" text:continue-numbering="true" text:style-name="L1">
        <text:list-item>
          <text:p text:style-name="P42">Competências exigidas:</text:p>
        </text:list-item>
      </text:list>
      <text:list xml:id="list786746018" text:style-name="L66">
        <text:list-item>
          <text:p text:style-name="P68">Conhecimento de Gerência de configuração segundo o MPS;</text:p>
        </text:list-item>
        <text:list-item>
          <text:p text:style-name="P68">Familiaridade com svn;</text:p>
        </text:list-item>
        <text:list-item>
          <text:p text:style-name="P68">Facilidade em auditoria;</text:p>
        </text:list-item>
      </text:list>
      <text:list xml:id="list492741406" text:continue-list="list1053462996" text:style-name="L1">
        <text:list-item>
          <text:p text:style-name="P47"><text:span text:style-name="T14">Competências desejáveis:</text:span></text:p>
        </text:list-item>
      </text:list>
      <text:list xml:id="list1436916617" text:style-name="L69">
        <text:list-item>
          <text:p text:style-name="P102">Facilidade para encontrar defeitos;</text:p>
        </text:list-item>
      </text:list>
      <text:list xml:id="list1750704959" text:continue-list="list492741406" text:style-name="L1">
        <text:list-item>
          <text:p text:style-name="P42">Autoridade</text:p>
        </text:list-item>
      </text:list>
      <text:list xml:id="list179512015" text:style-name="L67">
        <text:list-item>
          <text:p text:style-name="P69">Restringir acesso a conteúdo para papéis específicos;</text:p>
        </text:list-item>
      </text:list>
      <text:list xml:id="list220151868" text:continue-list="list1750704959" text:style-name="L1">
        <text:list-item>
          <text:p text:style-name="P42">Ferramentas</text:p>
        </text:list-item>
      </text:list>
      <text:list xml:id="list1318495785" text:style-name="L68">
        <text:list-item>
          <text:p text:style-name="P70">Suíte de escritório.</text:p>
        </text:list-item>
      </text:list>
      <text:p text:style-name="P43"><text:span text:style-name="T14">2.2.3 Gestor de Qualidade do Processo</text:span></text:p>
      <text:list xml:id="list920958844" text:continue-list="list220151868" text:style-name="L1">
        <text:list-item text:start-value="1">
          <text:p text:style-name="P42">Responsabilidade:</text:p>
        </text:list-item>
      </text:list>
      <text:p text:style-name="P43">Esse gestor se preocupa em assegurar que a execução do processo esteja em conformidade com os planos, procedimentos e padrões estabelecidos.</text:p>
      <text:p text:style-name="P43"><text:soft-page-break/>Para isso, é avaliado objetivamente a aderência dos processos executados às descrições de processo, padrões e procedimentos, se problemas forem identificados, eles são documentados e comunicados, e em seguida, as ações corretivas são definidas e acompanhadas até sua finalização.</text:p>
      <text:list xml:id="list436000681" text:continue-numbering="true" text:style-name="L1">
        <text:list-item>
          <text:p text:style-name="P42">Competências exigidas:</text:p>
        </text:list-item>
      </text:list>
      <text:list xml:id="list1469602709" text:style-name="L62">
        <text:list-item>
          <text:p text:style-name="P71">Processo de software segundo o MPS.BR;</text:p>
        </text:list-item>
        <text:list-item>
          <text:p text:style-name="P71">Conceitos básicos sobre qualidade;</text:p>
        </text:list-item>
        <text:list-item>
          <text:p text:style-name="P71">Familiaridade com ISO 9126 e 12207;</text:p>
        </text:list-item>
        <text:list-item>
          <text:p text:style-name="P71">Familiariadade com PMBOK;</text:p>
        </text:list-item>
        <text:list-item>
          <text:p text:style-name="P71">Familiaridade com SWEBOK; </text:p>
        </text:list-item>
      </text:list>
      <text:list xml:id="list1592079152" text:continue-list="list436000681" text:style-name="L1">
        <text:list-item>
          <text:p text:style-name="P42">Competências desejáveis:</text:p>
        </text:list-item>
      </text:list>
      <text:list xml:id="list70313337" text:style-name="L63">
        <text:list-item>
          <text:p text:style-name="P72">Facilidade de comunicação;</text:p>
        </text:list-item>
        <text:list-item>
          <text:p text:style-name="P72">Facilidade em auditorias.</text:p>
        </text:list-item>
      </text:list>
      <text:list xml:id="list1370903193" text:continue-list="list1592079152" text:style-name="L1">
        <text:list-item>
          <text:p text:style-name="P47"><text:span text:style-name="T14">Autoridade</text:span> </text:p>
        </text:list-item>
      </text:list>
      <text:list xml:id="list1662954679" text:style-name="L65">
        <text:list-item>
          <text:p text:style-name="P73">Requer correções no processo executado.</text:p>
        </text:list-item>
      </text:list>
      <text:list xml:id="list1360753237" text:continue-list="list1370903193" text:style-name="L1">
        <text:list-item>
          <text:p text:style-name="P42">Ferramentas</text:p>
        </text:list-item>
      </text:list>
      <text:list xml:id="list335397077" text:style-name="L64">
        <text:list-item>
          <text:p text:style-name="P74">Suíte de escritório.</text:p>
        </text:list-item>
      </text:list>
      <text:p text:style-name="P43"><text:span text:style-name="T14">2.2.4 Gestor de reutilização</text:span></text:p>
      <text:list xml:id="list421650858" text:continue-list="list1360753237" text:style-name="L1">
        <text:list-item text:start-value="1">
          <text:p text:style-name="P42">Responsabilidade:</text:p>
        </text:list-item>
      </text:list>
      <text:p text:style-name="P43">Responsável por gerenciar o ciclo de vida dos ativos reutilizáveis. Sendo essencial definir a estratégia de gerenciamento de ativos, contemplando a definição de ativos reutilizável, assim como, os critérios de aceitação, certificação, classificação, descontinuidade e avaliação de ativos reutilizáveis. Deve ser definido também um mecanismo de armazenamento e recuperação de ativos reutilizáveis, assim como, deve registrar os dados de reutilização dos ativos registrados. Esse gestor ainda deve ser preocupar em manter periodicamente, segundo os critérios definidos e deve controlar modificações ao longo do seus ciclo de vida. Quando um problema é identificado, ou modificações são realizadas ou novas versões são disponibilizadas ou os ativos são descontinuados os usuários de ativos reutilizáveis são notificados.</text:p>
      <text:list xml:id="list932772455" text:continue-numbering="true" text:style-name="L1">
        <text:list-item>
          <text:p text:style-name="P42">Competências exigidas:</text:p>
        </text:list-item>
      </text:list>
      <text:list xml:id="list2110089751" text:style-name="L60">
        <text:list-item>
          <text:p text:style-name="P75">Conhecimento em estilos arquiteturais (MVC, 2 camadas, 3 camadas, 3 camadas, web);</text:p>
        </text:list-item>
        <text:list-item>
          <text:p text:style-name="P75">Conhecimento em padrões de projeto;</text:p>
        </text:list-item>
        <text:list-item>
          <text:p text:style-name="P75">Facilidade em modelagem de dados;</text:p>
        </text:list-item>
        <text:list-item>
          <text:p text:style-name="P75">Conhecimento na notação UML;</text:p>
        </text:list-item>
      </text:list>
      <text:list xml:id="list1418865234" text:continue-list="list932772455" text:style-name="L1">
        <text:list-item>
          <text:p text:style-name="P42">Competências desejáveis:</text:p>
        </text:list-item>
      </text:list>
      <text:list xml:id="list1221172566" text:style-name="L59">
        <text:list-item>
          <text:p text:style-name="P76"><text:soft-page-break/>Ter conhecimento em Gerenciamento de Reutilização e Desenvolvimento de Reutilização.</text:p>
        </text:list-item>
      </text:list>
      <text:list xml:id="list2152408699" text:continue-list="list1418865234" text:style-name="L1">
        <text:list-item>
          <text:p text:style-name="P42">Autoridade </text:p>
        </text:list-item>
      </text:list>
      <text:list xml:id="list2092146268" text:style-name="L58">
        <text:list-item>
          <text:p text:style-name="P103">Definir a estratégia de reutilização;</text:p>
        </text:list-item>
      </text:list>
      <text:list xml:id="list2113807527" text:continue-list="list2152408699" text:style-name="L1">
        <text:list-item>
          <text:p text:style-name="P42">Ferramentas</text:p>
        </text:list-item>
      </text:list>
      <text:list xml:id="list1769303650" text:style-name="L61">
        <text:list-item>
          <text:p text:style-name="P77">Astah e suíte de escritório.</text:p>
        </text:list-item>
      </text:list>
      <text:p text:style-name="P38"><text:span text:style-name="T14">2.3 Definição dos papéis técnicos</text:span></text:p>
      <text:p text:style-name="P43"><text:span text:style-name="T14">2.3.1 Engenheiro de Requisitos</text:span></text:p>
      <text:list xml:id="list1883971117" text:continue-list="list2113807527" text:style-name="L1">
        <text:list-item text:start-value="1">
          <text:p text:style-name="P42">Responsabilidade:</text:p>
        </text:list-item>
      </text:list>
      <text:p text:style-name="P43">Responsável por elicitar, analisar, validar e gerenciar os requisitos.</text:p>
      <text:list xml:id="list199025553" text:continue-numbering="true" text:style-name="L1">
        <text:list-item>
          <text:p text:style-name="P42">Competências exigidas:</text:p>
        </text:list-item>
      </text:list>
      <text:list xml:id="list790884300" text:style-name="L56">
        <text:list-item>
          <text:p text:style-name="P78">Conhecimento em Gerenciamento de Requisitos segundo o MPS;</text:p>
        </text:list-item>
        <text:list-item>
          <text:p text:style-name="P78">Modelagem de casos de uso;</text:p>
        </text:list-item>
        <text:list-item>
          <text:p text:style-name="P78">Familiaridade com desenvolvimento do CONOPS;</text:p>
        </text:list-item>
      </text:list>
      <text:list xml:id="list185784394" text:continue-list="list199025553" text:style-name="L1">
        <text:list-item>
          <text:p text:style-name="P42">Competências desejáveis:</text:p>
        </text:list-item>
      </text:list>
      <text:list xml:id="list1377170138" text:style-name="L57">
        <text:list-item>
          <text:p text:style-name="P79">Facilidade em comunicação;</text:p>
        </text:list-item>
        <text:list-item>
          <text:p text:style-name="P79">Facilidade em documentação;</text:p>
        </text:list-item>
      </text:list>
      <text:list xml:id="list979924369" text:continue-list="list185784394" text:style-name="L1">
        <text:list-item>
          <text:p text:style-name="P42">Autoridade</text:p>
        </text:list-item>
      </text:list>
      <text:p text:style-name="P43">Representar o fornecedor de requisitos em dúvidas no projeto.</text:p>
      <text:list xml:id="list1479618089" text:continue-numbering="true" text:style-name="L1">
        <text:list-item>
          <text:p text:style-name="P42">Ferramentas</text:p>
        </text:list-item>
      </text:list>
      <text:list xml:id="list1581111460" text:style-name="L55">
        <text:list-item>
          <text:p text:style-name="P9">Suíte de Escritório e Astah.</text:p>
        </text:list-item>
      </text:list>
      <text:p text:style-name="P41">2.3.2 Engenheiro de Usabilidade</text:p>
      <text:list xml:id="list1023426712" text:continue-list="list1479618089" text:style-name="L1">
        <text:list-item text:start-value="1">
          <text:p text:style-name="P42">Responsabilidade:</text:p>
        </text:list-item>
      </text:list>
      <text:p text:style-name="P43">Responsável por elicitar, analisar, validar e gerenciar os requisitos não funcionais de usabilidade.</text:p>
      <text:list xml:id="list331573263" text:continue-numbering="true" text:style-name="L1">
        <text:list-item>
          <text:p text:style-name="P42">Competências exigidas:</text:p>
        </text:list-item>
      </text:list>
      <text:p text:style-name="P43">Ter sido aluno da disciplina engenharia de requisitos.</text:p>
      <text:list xml:id="list974604425" text:continue-numbering="true" text:style-name="L1">
        <text:list-item>
          <text:p text:style-name="P42">Competências desejáveis:</text:p>
        </text:list-item>
      </text:list>
      <text:p text:style-name="P43">Ter habilidade/especialidade em engenharia de requisitos com ênfase em usabilidade de software;</text:p>
      <text:list xml:id="list114148808" text:continue-numbering="true" text:style-name="L1">
        <text:list-item>
          <text:p text:style-name="P42">Autoridade </text:p>
        </text:list-item>
      </text:list>
      <text:list xml:id="list119782281" text:style-name="L54">
        <text:list-item>
          <text:p text:style-name="P80">Definir padrões de usabilidade do projeto;</text:p>
        </text:list-item>
      </text:list>
      <text:list xml:id="list1738956434" text:continue-list="list114148808" text:style-name="L1">
        <text:list-item>
          <text:p text:style-name="P47"><text:span text:style-name="T14">Ferramentas</text:span></text:p>
        </text:list-item>
      </text:list>
      <text:list xml:id="list1515857324" text:style-name="L53">
        <text:list-item>
          <text:p text:style-name="P104"><text:soft-page-break/>Não há ferramentas específicas.</text:p>
        </text:list-item>
      </text:list>
      <text:p text:style-name="P41">2.3.3 Arquiteto de Software</text:p>
      <text:list xml:id="list331187717" text:continue-list="list1738956434" text:style-name="L1">
        <text:list-item text:start-value="1">
          <text:p text:style-name="P42">Responsabilidade:</text:p>
        </text:list-item>
      </text:list>
      <text:p text:style-name="P108">O Arquiteto é responsável por definir:</text:p>
      <text:list xml:id="list1379531004" text:style-name="L78">
        <text:list-item>
          <text:p text:style-name="P81">Se existe uma arquitetura genérica de aplicação que possa funcionar como um modelo para o sistema que está sendo projetado;</text:p>
        </text:list-item>
        <text:list-item>
          <text:p text:style-name="P81">O estilo de arquitetura que é apropriado para o sistema;</text:p>
        </text:list-item>
        <text:list-item>
          <text:p text:style-name="P81">A abordagem fundamental usada para estruturar o sistema;</text:p>
        </text:list-item>
        <text:list-item>
          <text:p text:style-name="P81">Como as unidades estruturais de um sistema serão decompostas em módulos;</text:p>
        </text:list-item>
        <text:list-item>
          <text:p text:style-name="P81">A estratégia que será usada para controlar a operação das unidades no sistema;</text:p>
        </text:list-item>
        <text:list-item>
          <text:p text:style-name="P81">Como o projeto de arquitetura será avaliado;</text:p>
        </text:list-item>
        <text:list-item>
          <text:p text:style-name="P81">Como a arquitetura do sistema deve ser documentada.</text:p>
        </text:list-item>
      </text:list>
      <text:list xml:id="list937183744" text:continue-list="list331187717" text:style-name="L1">
        <text:list-item>
          <text:p text:style-name="P42">Competências exigidas:</text:p>
        </text:list-item>
      </text:list>
      <text:list xml:id="list562428648" text:style-name="L80">
        <text:list-item>
          <text:p text:style-name="P82">Conhecimento em estilos arquiteturais (MVC, 2 camadas, 3 camadas, 3 camadas, web);</text:p>
        </text:list-item>
        <text:list-item>
          <text:p text:style-name="P82">Conhecimento em padrões de projeto;</text:p>
        </text:list-item>
        <text:list-item>
          <text:p text:style-name="P82">Conhecimento em integração contínua;</text:p>
        </text:list-item>
        <text:list-item>
          <text:p text:style-name="P82">Conhecimento em Maven;</text:p>
        </text:list-item>
        <text:list-item>
          <text:p text:style-name="P82">Conhecimento em UML;</text:p>
        </text:list-item>
        <text:list-item>
          <text:p text:style-name="P82">Segurança da Informação;</text:p>
        </text:list-item>
        <text:list-item>
          <text:p text:style-name="P82">Desenho de Software Orientando a Objetos.</text:p>
        </text:list-item>
      </text:list>
      <text:list xml:id="list397471812" text:continue-list="list937183744" text:style-name="L1">
        <text:list-item>
          <text:p text:style-name="P42">Competências desejáveis:</text:p>
        </text:list-item>
      </text:list>
      <text:list xml:id="list877835630" text:style-name="L51">
        <text:list-item>
          <text:p text:style-name="P83">Proativo;</text:p>
        </text:list-item>
        <text:list-item>
          <text:p text:style-name="P83">Trabalhar em equipe;</text:p>
        </text:list-item>
        <text:list-item>
          <text:p text:style-name="P83">Comunicativo;</text:p>
        </text:list-item>
      </text:list>
      <text:list xml:id="list429955616" text:continue-list="list397471812" text:style-name="L1">
        <text:list-item>
          <text:p text:style-name="P42">Autoridade </text:p>
        </text:list-item>
      </text:list>
      <text:list xml:id="list2090977074" text:style-name="L49">
        <text:list-item>
          <text:p text:style-name="P84">Tomar decisões em relação ao estilo de arquitetura adotado.</text:p>
        </text:list-item>
      </text:list>
      <text:list xml:id="list924403106" text:continue-list="list429955616" text:style-name="L1">
        <text:list-item>
          <text:p text:style-name="P42">Ferramentas</text:p>
        </text:list-item>
      </text:list>
      <text:list xml:id="list1491405741" text:style-name="L52">
        <text:list-item>
          <text:p text:style-name="P85"><text:span text:style-name="T17">Astah</text:span>.</text:p>
        </text:list-item>
      </text:list>
      <text:p text:style-name="P43"><text:span text:style-name="T14">2.3.4 Projetista de Software</text:span></text:p>
      <text:list xml:id="list341653646" text:continue-list="list924403106" text:style-name="L1">
        <text:list-item text:start-value="1">
          <text:p text:style-name="P47"><text:span text:style-name="T14">Responsabilidade:</text:span></text:p>
        </text:list-item>
      </text:list>
      <text:p text:style-name="P43"><text:soft-page-break/>Esse papel tem como objetivo:</text:p>
      <text:list xml:id="list1114577598" text:style-name="L3">
        <text:list-item>
          <text:p text:style-name="P86">Verificar elementos de suporte que farão o sistema funcionar;</text:p>
        </text:list-item>
        <text:list-item>
          <text:p text:style-name="P86">Definir uma estratégia para implementação do sistema; e </text:p>
        </text:list-item>
        <text:list-item>
          <text:p text:style-name="P86">Produzir especificações detalhadas do sistema.</text:p>
        </text:list-item>
      </text:list>
      <text:p text:style-name="P43">Esse papel está diretamente envolvido:</text:p>
      <text:list xml:id="list368122516" text:style-name="L4">
        <text:list-item>
          <text:p text:style-name="P87">Na criação de modelos de design para os requisitos;</text:p>
        </text:list-item>
        <text:list-item>
          <text:p text:style-name="P87">Criar modelo de solução através dos modelos de design e arquitetura;</text:p>
        </text:list-item>
        <text:list-item>
          <text:p text:style-name="P87">Refinar o modelo de domínio para satisfazer o modelo de solução;</text:p>
        </text:list-item>
        <text:list-item>
          <text:p text:style-name="P87">Aplicar design patterns para os modelos de domínio e solução; e</text:p>
        </text:list-item>
        <text:list-item>
          <text:p text:style-name="P87">Identificar e modelar estados complexos de objetos através de diagrama de estado.</text:p>
        </text:list-item>
      </text:list>
      <text:list xml:id="list744393393" text:continue-list="list341653646" text:style-name="L1">
        <text:list-item>
          <text:p text:style-name="P42">Competências exigidas:</text:p>
        </text:list-item>
      </text:list>
      <text:list xml:id="list44280370" text:style-name="L27">
        <text:list-item>
          <text:p text:style-name="P18">Linguagem SQL (ANSI);</text:p>
        </text:list-item>
        <text:list-item>
          <text:p text:style-name="P18">Engenharia de Software (requisitos, design e implementação);</text:p>
        </text:list-item>
        <text:list-item>
          <text:p text:style-name="P18">Projetos, arquitetura e padrões;</text:p>
        </text:list-item>
        <text:list-item>
          <text:p text:style-name="P18">UML, banco de dados.</text:p>
        </text:list-item>
      </text:list>
      <text:list xml:id="list722865878" text:continue-list="list744393393" text:style-name="L1">
        <text:list-item>
          <text:p text:style-name="P42">Competências desejáveis:</text:p>
        </text:list-item>
      </text:list>
      <text:list xml:id="list1567641951" text:style-name="L29">
        <text:list-item>
          <text:p text:style-name="P19">Diagnosticar problemas, propor soluções, análise crítica;</text:p>
        </text:list-item>
        <text:list-item>
          <text:p text:style-name="P19">Capacidade de análise e entendimento;</text:p>
        </text:list-item>
        <text:list-item>
          <text:p text:style-name="P19">Administração do tempo e prazo;</text:p>
        </text:list-item>
        <text:list-item>
          <text:p text:style-name="P19">Execução de normas e procedimentos.</text:p>
        </text:list-item>
      </text:list>
      <text:list xml:id="list1834657616" text:continue-list="list722865878" text:style-name="L1">
        <text:list-item>
          <text:p text:style-name="P42">Autoridade </text:p>
        </text:list-item>
      </text:list>
      <text:list xml:id="list815708713" text:style-name="L47">
        <text:list-item>
          <text:p text:style-name="P105">Definir a estratégia de implementação.</text:p>
        </text:list-item>
      </text:list>
      <text:list xml:id="list315701988" text:continue-list="list1834657616" text:style-name="L1">
        <text:list-item>
          <text:p text:style-name="P42">Ferramentas</text:p>
        </text:list-item>
      </text:list>
      <text:list xml:id="list1608069064" text:style-name="L48">
        <text:list-item>
          <text:p text:style-name="P88">Astah;</text:p>
        </text:list-item>
      </text:list>
      <text:p text:style-name="P41">2.3.5 Desenvolvedor</text:p>
      <text:list xml:id="list514057728" text:continue-list="list315701988" text:style-name="L1">
        <text:list-item text:start-value="1">
          <text:p text:style-name="P42">Responsabilidade:</text:p>
        </text:list-item>
      </text:list>
      <text:p text:style-name="P43">Integrar os componentes do software baseado na arquitetura e seguindo as realizações do projetista e codifcar os componentes do software baseado na documentação elaborada pelo projetista.</text:p>
      <text:list xml:id="list1384359764" text:continue-numbering="true" text:style-name="L1">
        <text:list-item>
          <text:p text:style-name="P42">Competências exigidas:</text:p>
        </text:list-item>
      </text:list>
      <text:list xml:id="list1868067385" text:style-name="L31">
        <text:list-item>
          <text:p text:style-name="P20">Conhecimento de programação Orientado a Objetos;</text:p>
        </text:list-item>
        <text:list-item>
          <text:p text:style-name="P20"><text:soft-page-break/>Experiência com desenvolvimento de software;</text:p>
        </text:list-item>
        <text:list-item>
          <text:p text:style-name="P20">Conhecimento de JPA (HIBERNATE)</text:p>
        </text:list-item>
        <text:list-item>
          <text:p>Conhecimento de JSF 2.0 (Primefaces)</text:p>
        </text:list-item>
        <text:list-item>
          <text:p>Conhecimento da ferramenta de Ambiente de Desenvolvimento Integrado (IDE): Netbeans</text:p>
        </text:list-item>
      </text:list>
      <text:list xml:id="list2039559099" text:continue-list="list1384359764" text:style-name="L1">
        <text:list-item>
          <text:p text:style-name="P42">Competências desejáveis:</text:p>
        </text:list-item>
      </text:list>
      <text:list xml:id="list279663602" text:style-name="L83">
        <text:list-item>
          <text:p text:style-name="P89">Ter experiência em desenvolvimento de software;</text:p>
        </text:list-item>
      </text:list>
      <text:list xml:id="list1678640628" text:continue-list="list2039559099" text:style-name="L1">
        <text:list-item>
          <text:p text:style-name="P42">Autoridade</text:p>
        </text:list-item>
      </text:list>
      <text:list xml:id="list423425319" text:style-name="L85">
        <text:list-item>
          <text:p text:style-name="P90">Definir a melhor solução de codificação para um dado requisito, respeitando a arquitetura definida. </text:p>
        </text:list-item>
      </text:list>
      <text:list xml:id="list215717659" text:continue-list="list1678640628" text:style-name="L1">
        <text:list-item>
          <text:p text:style-name="P42">Ferramentas</text:p>
        </text:list-item>
      </text:list>
      <text:list xml:id="list460418483" text:style-name="L86">
        <text:list-item>
          <text:p text:style-name="P91">IDE Netbeans, Maven, Hibernate, JSF</text:p>
        </text:list-item>
      </text:list>
      <text:p text:style-name="P41">2.3.6 Administrador de BD</text:p>
      <text:list xml:id="list1557135826" text:continue-list="list215717659" text:style-name="L1">
        <text:list-item text:start-value="1">
          <text:p text:style-name="P40">Responsabilidade:</text:p>
        </text:list-item>
      </text:list>
      <text:list xml:id="list297025116" text:style-name="L5">
        <text:list-item>
          <text:p text:style-name="P28">Criar as estruturas e objetos primários;</text:p>
        </text:list-item>
        <text:list-item>
          <text:p text:style-name="P29">Planejar/calcular, bem como, disponibilizar o espaço necessário para o Banco de Dados;</text:p>
        </text:list-item>
        <text:list-item>
          <text:p text:style-name="P29">Modificar a estrutura do banco, quando necessário;</text:p>
        </text:list-item>
        <text:list-item>
          <text:p text:style-name="P29">Criar, deletar, dar/remover privilégios, enfim, gerenciar os usuários do banco;</text:p>
        </text:list-item>
        <text:list-item>
          <text:p text:style-name="P28">Gerar cópias de segurança (Backup’s) e recuperar o banco;</text:p>
        </text:list-item>
        <text:list-item>
          <text:p text:style-name="P28">Manter a segurança do sistema, controlando o acesso ao banco de dados;</text:p>
        </text:list-item>
        <text:list-item>
          <text:p text:style-name="P29">Monitorar e otimizar a performance do Banco de dado;</text:p>
        </text:list-item>
      </text:list>
      <text:list xml:id="list341458742" text:continue-list="list1557135826" text:style-name="L1">
        <text:list-item>
          <text:p text:style-name="P42">Competências exigidas:</text:p>
        </text:list-item>
      </text:list>
      <text:list xml:id="list1507802848" text:style-name="L87">
        <text:list-item>
          <text:p text:style-name="P97">Experiência com MySQL </text:p>
        </text:list-item>
        <text:list-item>
          <text:p text:style-name="P97">Conhecimentos em administração de banco de dados MySQ</text:p>
        </text:list-item>
      </text:list>
      <text:list xml:id="list1763609159" text:continue-list="list341458742" text:style-name="L1">
        <text:list-item>
          <text:p text:style-name="P47"><text:span text:style-name="T14">Competências desejáveis:</text:span></text:p>
        </text:list-item>
      </text:list>
      <text:list xml:id="list1943118744" text:style-name="L88">
        <text:list-item>
          <text:p text:style-name="P92">Experiência como Analista de Banco de Dados</text:p>
        </text:list-item>
      </text:list>
      <text:list xml:id="list205192921" text:continue-list="list1763609159" text:style-name="L1">
        <text:list-item>
          <text:p text:style-name="P42">Autoridade </text:p>
        </text:list-item>
      </text:list>
      <text:list xml:id="list714976505" text:style-name="L90">
        <text:list-item>
          <text:p text:style-name="P93">Definir a modelagem do banco de dados</text:p>
        </text:list-item>
        <text:list-item>
          <text:p text:style-name="P93">Definir os tipos de dados no banco de dados</text:p>
        </text:list-item>
        <text:list-item>
          <text:p text:style-name="P93">Criar consultas com SQL</text:p>
        </text:list-item>
      </text:list>
      <text:list xml:id="list761523314" text:continue-list="list205192921" text:style-name="L1">
        <text:list-item>
          <text:p text:style-name="P42"><text:soft-page-break/>Ferramentas</text:p>
        </text:list-item>
      </text:list>
      <text:list xml:id="list1316900676" text:style-name="L92">
        <text:list-item>
          <text:p text:style-name="P94">MySQL Workbench.</text:p>
        </text:list-item>
      </text:list>
      <text:p text:style-name="P41">2.3.7 Engenheiro de Teste</text:p>
      <text:list xml:id="list862639427" text:continue-list="list761523314" text:style-name="L1">
        <text:list-item text:start-value="1">
          <text:p text:style-name="P42">Responsabilidade:</text:p>
        </text:list-item>
      </text:list>
      <text:p text:style-name="P43">Responsável por definir o alvo e os objetivos dos testes, as técnicas de testes, as métricas de testes e as atividades de testes.</text:p>
      <text:list xml:id="list1661585841" text:continue-numbering="true" text:style-name="L1">
        <text:list-item>
          <text:p text:style-name="P42">Competências exigidas:</text:p>
        </text:list-item>
      </text:list>
      <text:list xml:id="list1331504501" text:style-name="L94">
        <text:list-item>
          <text:p text:style-name="P98">Experiência com processo de validação envolvendo testes funcionais e não funcionais de sistemas de software;</text:p>
        </text:list-item>
        <text:list-item>
          <text:p text:style-name="P98">Elaborar planos e casos de teste;</text:p>
        </text:list-item>
        <text:list-item>
          <text:p text:style-name="P98">Elaborar os scripts de teste e executar teste de software.</text:p>
        </text:list-item>
      </text:list>
      <text:list xml:id="list1338721248" text:continue-list="list1661585841" text:style-name="L1">
        <text:list-item>
          <text:p text:style-name="P42">Competências desejáveis:</text:p>
        </text:list-item>
      </text:list>
      <text:list xml:id="list2151780706" text:style-name="L96">
        <text:list-item>
          <text:p text:style-name="P99">Desejável experiência em integração considerando cenários de testes e preparação para planejamento de casos de testes; e</text:p>
        </text:list-item>
        <text:list-item>
          <text:p text:style-name="P99">Desejável experiência em Gestão, planejamento, arquitetura, execução e automação de testes.</text:p>
        </text:list-item>
      </text:list>
      <text:list xml:id="list1644682666" text:continue-list="list1338721248" text:style-name="L1">
        <text:list-item>
          <text:p text:style-name="P42">Autoridade:</text:p>
        </text:list-item>
      </text:list>
      <text:list xml:id="list1803421170" text:style-name="L97">
        <text:list-item>
          <text:p text:style-name="P95">Definir casos de testes; e</text:p>
        </text:list-item>
        <text:list-item>
          <text:p text:style-name="P95">Apontar defeitos no sistema;</text:p>
        </text:list-item>
      </text:list>
      <text:list xml:id="list714900427" text:continue-list="list1644682666" text:style-name="L1">
        <text:list-item>
          <text:p text:style-name="P42">Ferramentas:</text:p>
        </text:list-item>
      </text:list>
      <text:list xml:id="list953357640" text:style-name="L98">
        <text:list-item>
          <text:p text:style-name="P96">Selenium;</text:p>
        </text:list-item>
        <text:list-item>
          <text:p text:style-name="P96">Bugzila.</text:p>
        </text:list-item>
      </text:list>
      <text:h text:style-name="P110" text:outline-level="1"><text:bookmark text:name="__RefHeading__13489_1842820987"/><text:span text:style-name="Fonte_20_parág._20_padrão"><text:span text:style-name="T10">3 Distribuição dos recursos humanos por papéis</text:span></text:span><text:bookmark-end text:name="__RefHeading__13489_1842820987"/></text:h>
      <text:h text:style-name="P110" text:outline-level="1"><text:span text:style-name="Fonte_20_parág._20_padrão"><text:span text:style-name="T11"/></text:span></text:h>
      <text:p text:style-name="P16"><text:span text:style-name="Fonte_20_parág._20_padrão"><text:span text:style-name="T7">A tabela 1 representa a distribuição dos recursos humanos por papéis.</text:span></text:span></text:p>
      <text:p text:style-name="P16"><text:span text:style-name="Fonte_20_parág._20_padrão"><text:span text:style-name="T12">Tabela 1: Natureza dos papéis no projeto e quantidade de membros por papel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">Natureza</text:p>
          </table:table-cell>
          <table:table-cell table:style-name="Tabela4.A1" office:value-type="string">
            <text:p text:style-name="P10">Papel</text:p>
          </table:table-cell>
          <table:table-cell table:style-name="Tabela4.C1" office:value-type="string">
            <text:p text:style-name="P10">Quantidade</text:p>
          </table:table-cell>
        </table:table-row>
        <table:table-row>
          <table:table-cell table:style-name="Tabela4.A2" table:number-rows-spanned="6" office:value-type="string">
            <text:p text:style-name="P10">Gestão</text:p>
          </table:table-cell>
          <table:table-cell table:style-name="Tabela4.B2" office:value-type="string">
            <text:p text:style-name="P12">Gestor de Tempo e Riscos</text:p>
          </table:table-cell>
          <table:table-cell table:style-name="Tabela4.C2" office:value-type="string">
            <text:p text:style-name="P12">2 ou mais</text:p>
          </table:table-cell>
        </table:table-row>
        <table:table-row>
          <table:covered-table-cell/>
          <table:table-cell table:style-name="Tabela4.B2" office:value-type="string">
            <text:p text:style-name="P12">Gestor de Escopo e qualidade do produto</text:p>
          </table:table-cell>
          <table:table-cell table:style-name="Tabela4.C2" office:value-type="string">
            <text:p text:style-name="P12">2 ou 3</text:p>
          </table:table-cell>
        </table:table-row>
        <table:table-row>
          <table:covered-table-cell/>
          <table:table-cell table:style-name="Tabela4.B2" office:value-type="string">
            <text:p text:style-name="P12">Gestor de Comunicação e RH</text:p>
          </table:table-cell>
          <table:table-cell table:style-name="Tabela4.C2" office:value-type="string">
            <text:p text:style-name="P12">1 ou 2</text:p>
          </table:table-cell>
        </table:table-row>
        <table:table-row>
          <table:covered-table-cell/>
          <table:table-cell table:style-name="Tabela4.B2" office:value-type="string">
            <text:p text:style-name="P12">Gestor de Custo e Aquisição</text:p>
          </table:table-cell>
          <table:table-cell table:style-name="Tabela4.C5" office:value-type="float" office:value="1">
            <text:p text:style-name="P12">1<text:soft-page-break/></text:p>
          </table:table-cell>
        </table:table-row>
        <table:table-row>
          <table:covered-table-cell/>
          <table:table-cell table:style-name="Tabela4.B2" office:value-type="string">
            <text:p text:style-name="P12">Gestor de Integração</text:p>
          </table:table-cell>
          <table:table-cell table:style-name="Tabela4.C2" office:value-type="string">
            <text:p text:style-name="P12">1 ou 2</text:p>
          </table:table-cell>
        </table:table-row>
        <table:table-row>
          <table:covered-table-cell/>
          <table:table-cell table:style-name="Tabela4.B2" office:value-type="string">
            <text:p text:style-name="P12"/>
          </table:table-cell>
          <table:table-cell table:style-name="Tabela4.C2" office:value-type="string">
            <text:p text:style-name="P11">Total: &gt;=7 ou mais</text:p>
          </table:table-cell>
        </table:table-row>
        <table:table-row>
          <table:table-cell table:style-name="Tabela4.A2" table:number-rows-spanned="5" office:value-type="string">
            <text:p text:style-name="P14">Medição</text:p>
          </table:table-cell>
          <table:table-cell table:style-name="Tabela4.B2" office:value-type="string">
            <text:p text:style-name="P12">Gestor de Medição</text:p>
          </table:table-cell>
          <table:table-cell table:style-name="Tabela4.C2" office:value-type="string">
            <text:p text:style-name="P12">1 ou 2</text:p>
          </table:table-cell>
        </table:table-row>
        <table:table-row>
          <table:covered-table-cell/>
          <table:table-cell table:style-name="Tabela4.B2" office:value-type="string">
            <text:p text:style-name="P12">Gestor de Configuração</text:p>
          </table:table-cell>
          <table:table-cell table:style-name="Tabela4.C2" office:value-type="string">
            <text:p text:style-name="P12">2 ou 3</text:p>
          </table:table-cell>
        </table:table-row>
        <table:table-row>
          <table:covered-table-cell/>
          <table:table-cell table:style-name="Tabela4.B2" office:value-type="string">
            <text:p text:style-name="P12">Gestor de Qualidade do Processo</text:p>
          </table:table-cell>
          <table:table-cell table:style-name="Tabela4.C2" office:value-type="string">
            <text:p text:style-name="P12">2 ou 3</text:p>
          </table:table-cell>
        </table:table-row>
        <table:table-row>
          <table:covered-table-cell/>
          <table:table-cell table:style-name="Tabela4.B2" office:value-type="string">
            <text:p text:style-name="P12">Gestor de Reutilização</text:p>
          </table:table-cell>
          <table:table-cell table:style-name="Tabela4.C2" office:value-type="string">
            <text:p text:style-name="P12">1 ou 2</text:p>
          </table:table-cell>
        </table:table-row>
        <table:table-row>
          <table:covered-table-cell/>
          <table:table-cell table:style-name="Tabela4.B2" office:value-type="string">
            <text:p text:style-name="P12"/>
          </table:table-cell>
          <table:table-cell table:style-name="Tabela4.C2" office:value-type="string">
            <text:p text:style-name="P11">Total: &gt;= 6 e &lt;= 10</text:p>
          </table:table-cell>
        </table:table-row>
        <table:table-row>
          <table:table-cell table:style-name="Tabela4.A2" table:number-rows-spanned="8" office:value-type="string">
            <text:p text:style-name="P13">Técnica</text:p>
          </table:table-cell>
          <table:table-cell table:style-name="Tabela4.B2" office:value-type="string">
            <text:p text:style-name="P12">Engenheiro de Requisitos</text:p>
          </table:table-cell>
          <table:table-cell table:style-name="Tabela4.C2" office:value-type="string">
            <text:p text:style-name="P12">3 ou mais</text:p>
          </table:table-cell>
        </table:table-row>
        <table:table-row>
          <table:covered-table-cell/>
          <table:table-cell table:style-name="Tabela4.B2" office:value-type="string">
            <text:p text:style-name="P12">Engenheiro de Usabilidade</text:p>
          </table:table-cell>
          <table:table-cell table:style-name="Tabela4.C2" office:value-type="string">
            <text:p text:style-name="P12">3 ou mais</text:p>
          </table:table-cell>
        </table:table-row>
        <table:table-row>
          <table:covered-table-cell/>
          <table:table-cell table:style-name="Tabela4.B2" office:value-type="string">
            <text:p text:style-name="P12">Arquiteto de Software</text:p>
          </table:table-cell>
          <table:table-cell table:style-name="Tabela4.C2" office:value-type="string">
            <text:p text:style-name="P12">3 ou mais</text:p>
          </table:table-cell>
        </table:table-row>
        <table:table-row>
          <table:covered-table-cell/>
          <table:table-cell table:style-name="Tabela4.B2" office:value-type="string">
            <text:p text:style-name="P12">Projetista de Software</text:p>
          </table:table-cell>
          <table:table-cell table:style-name="Tabela4.C2" office:value-type="string">
            <text:p text:style-name="P12">3 ou mais</text:p>
          </table:table-cell>
        </table:table-row>
        <table:table-row>
          <table:covered-table-cell/>
          <table:table-cell table:style-name="Tabela4.B2" office:value-type="string">
            <text:p text:style-name="P12">Desenvolvedor</text:p>
          </table:table-cell>
          <table:table-cell table:style-name="Tabela4.C2" office:value-type="string">
            <text:p text:style-name="P12">12 ou mais</text:p>
          </table:table-cell>
        </table:table-row>
        <table:table-row>
          <table:covered-table-cell/>
          <table:table-cell table:style-name="Tabela4.B2" office:value-type="string">
            <text:p text:style-name="P12">Administrador de BD</text:p>
          </table:table-cell>
          <table:table-cell table:style-name="Tabela4.C2" office:value-type="string">
            <text:p text:style-name="P12">3 ou mais</text:p>
          </table:table-cell>
        </table:table-row>
        <table:table-row>
          <table:covered-table-cell/>
          <table:table-cell table:style-name="Tabela4.B2" office:value-type="string">
            <text:p text:style-name="P12">Engenheiro de Testes</text:p>
          </table:table-cell>
          <table:table-cell table:style-name="Tabela4.C2" office:value-type="string">
            <text:p text:style-name="P12">6 ou mais</text:p>
          </table:table-cell>
        </table:table-row>
        <table:table-row>
          <table:covered-table-cell/>
          <table:table-cell table:style-name="Tabela4.B2" office:value-type="string">
            <text:p text:style-name="P12"/>
          </table:table-cell>
          <table:table-cell table:style-name="Tabela4.C2" office:value-type="string">
            <text:p text:style-name="P11">Total: 33 ou mais</text:p>
          </table:table-cell>
        </table:table-row>
      </table:table>
      <text:p text:style-name="P16"><text:span text:style-name="Fonte_20_parág._20_padrão"><text:span text:style-name="T5"/></text:span></text:p>
      <text:p text:style-name="P16"><text:span text:style-name="Fonte_20_parág._20_padrão"><text:span text:style-name="T5">Observação sobre a quantidade de cada papel:</text:span></text:span><text:span text:style-name="Fonte_20_parág._20_padrão"><text:span text:style-name="T7"> </text:span></text:span></text:p>
      <text:p text:style-name="P16"><text:span text:style-name="Fonte_20_parág._20_padrão"><text:span text:style-name="T7"><text:tab/>O Gestor de RH da primeiro iteração e da segunda decidiu por alterar a quantidade permitida por papel da natureza de gestão e apoio, sendo que a distribuição inicial permitia somente 1 pessoa por papel dessa natureza.</text:span></text:span></text:p>
      <text:p text:style-name="P16"><text:span text:style-name="Fonte_20_parág._20_padrão"><text:span text:style-name="T7"><text:tab/>Essa alteração se deve a demanda de alguns papéis e ao risco do projeto por não permitir que haja repetições em naturezas dado a quantidade de vagas disponíveis serem limitadas durante o projeto e considerando a restrição 1 descrita na seção 4.1 Restrições. Na distribuição inicial, nenhuma pessoal que tenha passado pela natureza de projeto gestão ou apoio poderia passar novamente.</text:span></text:span></text:p>
      <text:p text:style-name="P16"><text:span text:style-name="Fonte_20_parág._20_padrão"><text:span text:style-name="T7"><text:tab/>Essa alteração também miniminiza o risco de que haja apenas pessoas com habilidades técnicas gerenciando o projeto, devido ao fato que pessoas com o perfil adequado não poderiam reassumir esse papel.</text:span></text:span></text:p>
      <text:h text:style-name="P110" text:outline-level="1"><text:bookmark text:name="__RefHeading__13562_1842820987"/><text:soft-page-break/><text:span text:style-name="Fonte_20_parág._20_padrão"><text:span text:style-name="T10">4 Alocação de recursos humanos</text:span></text:span><text:bookmark-end text:name="__RefHeading__13562_1842820987"/></text:h>
      <text:h text:style-name="P26" text:outline-level="2"><text:bookmark text:name="__RefHeading__13564_1842820987"/><text:span text:style-name="Fonte_20_parág._20_padrão"><text:span text:style-name="T5">4.1 Restrições</text:span></text:span><text:bookmark-end text:name="__RefHeading__13564_1842820987"/></text:h>
      <text:list xml:id="list1016148159" text:style-name="L106">
        <text:list-item>
          <text:list>
            <text:list-item>
              <text:p text:style-name="P17"><text:span text:style-name="Fonte_20_parág._20_padrão"><text:span text:style-name="T7">Todo aluno deve exercer as três naturezas de papel no projeto. </text:span></text:span></text:p>
            </text:list-item>
          </text:list>
        </text:list-item>
        <text:list-item>
          <text:p text:style-name="P21"><text:span text:style-name="Fonte_20_parág._20_padrão"><text:span text:style-name="T7">Nenhum aluno pode exercer o mesmo papel em três iterações seguidas.</text:span></text:span></text:p>
        </text:list-item>
      </text:list>
      <text:h text:style-name="P26" text:outline-level="2"><text:bookmark text:name="__RefHeading__13566_1842820987"/><text:span text:style-name="Fonte_20_parág._20_padrão"><text:span text:style-name="T5">4.2 Planejamento</text:span></text:span><text:bookmark-end text:name="__RefHeading__13566_1842820987"/></text:h>
      <text:p text:style-name="P16"><text:span text:style-name="Fonte_20_parág._20_padrão"><text:span text:style-name="T7"><text:tab/>As alocações foram planejadas de acordo com as experiências, capacidade e habilidades. Essa informações foram obtidas na SGB_PCE_PlanilhaCapacidadeEquipe que pode ser encontrada no diretório de recursos humanos.</text:span></text:span></text:p>
      <text:p text:style-name="P16"><text:span text:style-name="Fonte_20_parág._20_padrão"><text:span text:style-name="T7"><text:tab/>A alocação pode ser vista no documento SGB_PLCOM_PlanoComunicacao seção Comunicadade do projeto.</text:span></text:span></text:p>
      <text:h text:style-name="P110" text:outline-level="1"><text:bookmark text:name="__RefHeading__13491_1842820987"/><text:span text:style-name="Fonte_20_parág._20_padrão"><text:span text:style-name="T10">5 Treinamentos planejados</text:span></text:span><text:bookmark-end text:name="__RefHeading__13491_1842820987"/></text:h>
      <text:p text:style-name="P27"><text:span text:style-name="Fonte_20_parág._20_padrão"><text:span text:style-name="T7"/></text:span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column table:style-name="Tabela3.E"/>
        <table:table-row>
          <table:table-cell table:style-name="Tabela3.A1" office:value-type="string">
            <text:p text:style-name="P10">Treinamento planejado</text:p>
          </table:table-cell>
          <table:table-cell table:style-name="Tabela3.A1" office:value-type="string">
            <text:p text:style-name="P10">Responsável</text:p>
          </table:table-cell>
          <table:table-cell table:style-name="Tabela3.A1" office:value-type="string">
            <text:p text:style-name="P10">Receptor</text:p>
          </table:table-cell>
          <table:table-cell table:style-name="Tabela3.A1" office:value-type="string">
            <text:p text:style-name="P10">Previsão</text:p>
          </table:table-cell>
          <table:table-cell table:style-name="Tabela3.E1" office:value-type="string">
            <text:p text:style-name="P10">Realização</text:p>
          </table:table-cell>
        </table:table-row>
        <table:table-row>
          <table:table-cell table:style-name="Tabela3.A2" office:value-type="string">
            <text:p text:style-name="P7">Mysql + Workbench</text:p>
          </table:table-cell>
          <table:table-cell table:style-name="Tabela3.A2" office:value-type="string">
            <text:p text:style-name="P7">Inael Rodrigues de Oliveira Neto</text:p>
          </table:table-cell>
          <table:table-cell table:style-name="Tabela3.A2" office:value-type="string">
            <text:p text:style-name="P7">Todos do projeto</text:p>
          </table:table-cell>
          <table:table-cell table:style-name="Tabela3.A2" office:value-type="string">
            <text:p text:style-name="P7">3ª iteração</text:p>
          </table:table-cell>
          <table:table-cell table:style-name="Tabela3.E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>Configuração Hibernate</text:p>
          </table:table-cell>
          <table:table-cell table:style-name="Tabela3.A2" office:value-type="string">
            <text:p text:style-name="P7">Bruno Marquete</text:p>
          </table:table-cell>
          <table:table-cell table:style-name="Tabela3.A2" office:value-type="string">
            <text:p text:style-name="P7">Todos do projeto</text:p>
          </table:table-cell>
          <table:table-cell table:style-name="Tabela3.A2" office:value-type="string">
            <text:p text:style-name="P7">3ª iteração</text:p>
          </table:table-cell>
          <table:table-cell table:style-name="Tabela3.E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>Mapeamento Hibernate</text:p>
          </table:table-cell>
          <table:table-cell table:style-name="Tabela3.A2" office:value-type="string">
            <text:p text:style-name="P7">Cezar Augusto Ferreira</text:p>
          </table:table-cell>
          <table:table-cell table:style-name="Tabela3.A2" office:value-type="string">
            <text:p text:style-name="P7">Todos do projeto</text:p>
          </table:table-cell>
          <table:table-cell table:style-name="Tabela3.A2" office:value-type="string">
            <text:p text:style-name="P7">3ª iteração</text:p>
          </table:table-cell>
          <table:table-cell table:style-name="Tabela3.E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>JSF</text:p>
          </table:table-cell>
          <table:table-cell table:style-name="Tabela3.A2" office:value-type="string">
            <text:p text:style-name="P7">Hélios Kárum</text:p>
          </table:table-cell>
          <table:table-cell table:style-name="Tabela3.A2" office:value-type="string">
            <text:p text:style-name="P7">Todos do projeto</text:p>
          </table:table-cell>
          <table:table-cell table:style-name="Tabela3.A2" office:value-type="string">
            <text:p text:style-name="P7">3ª iteração</text:p>
          </table:table-cell>
          <table:table-cell table:style-name="Tabela3.E2" office:value-type="string">
            <text:p text:style-name="P7"/>
          </table:table-cell>
        </table:table-row>
      </table:table>
      <text:p text:style-name="Standard"><text:span text:style-name="Fonte_20_parág._20_padrão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, Helvetica, Verdana, sans-serif"/>
    <style:font-face style:name="Arial1" svg:font-family="Arial, Helvetica, sans-serif"/>
    <style:font-face style:name="OpenSymbol" svg:font-family="OpenSymbol"/>
    <style:font-face style:name="arial" svg:font-family="arial, sans-serif"/>
    <style:font-face style:name="ff2" svg:font-family="ff2, 'Times New Roman', Times, serif"/>
    <style:font-face style:name="Times-Roman" svg:font-family="Times-Roman" style:font-family-generic="roman"/>
    <style:font-face style:name="Courier" svg:font-family="Courier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8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RH_PlanoRecursosHuman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2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1-03T00:39:54</dc:date>
    <meta:editing-cycles>19</meta:editing-cycles>
    <meta:editing-duration>PT08H41M34S</meta:editing-duration>
    <dc:creator>jackeline neves de almeida</dc:creator>
    <meta:document-statistic meta:table-count="4" meta:image-count="3" meta:object-count="0" meta:page-count="18" meta:paragraph-count="432" meta:word-count="3191" meta:character-count="21247"/>
    <meta:template xlink:type="simple" xlink:actuate="onRequest" xlink:title="" xlink:href="../../sgb-02-2012-read-only/Gerencia_de_Configuracao/Template/SGB_TEMPL_TemplateDocumentos.odt/Normal.dotm"/>
  </office:meta>
</office:document-meta>
</file>